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32000001B86079F4CCBAF901E0.jpg" manifest:media-type="image/jpeg"/>
  <manifest:file-entry manifest:full-path="Pictures/100000000000012D00000190BC86F94500E1E1B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family-generic="system" style:font-charset="x-symbol"/>
    <style:font-face style:name="Lohit Devanagari"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Kreon" svg:font-family="Kreon" style:font-pitch="variable"/>
    <style:font-face style:name="Kreon2" svg:font-family="Kreon" style:font-adornments="Regular" style:font-pitch="variable"/>
    <style:font-face style:name="Liberation Serif1" svg:font-family="'Liberation Serif'" style:font-pitch="variable"/>
    <style:font-face style:name="Lohit Devanagari2" svg:font-family="'Lohit Devanagari'" style:font-pitch="variable"/>
    <style:font-face style:name="Lucida MAC" svg:font-family="'Lucida MAC'" style:font-pitch="variable"/>
    <style:font-face style:name="Noto Sans CJK SC" svg:font-family="'Noto Sans CJK S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Kreon1" svg:font-family="Kreon"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color="#333333" style:font-name="Kreon" fo:font-size="10pt" fo:language="fr" fo:country="FR" officeooo:rsid="000cc6d2" officeooo:paragraph-rsid="00166e83" style:font-size-asian="10pt" style:font-size-complex="10pt"/>
    </style:style>
    <style:style style:name="P2" style:family="paragraph" style:parent-style-name="Footer">
      <style:paragraph-properties fo:text-align="end" style:justify-single-word="false"/>
      <style:text-properties fo:color="#202122" style:font-name="Kreon" fo:font-size="10pt" fo:language="fr" fo:country="FR" style:font-size-asian="10pt" style:font-size-complex="10pt"/>
    </style:style>
    <style:style style:name="P3" style:family="paragraph" style:parent-style-name="Footer">
      <style:paragraph-properties fo:text-align="center" style:justify-single-word="false"/>
      <style:text-properties fo:color="#202122"/>
    </style:style>
    <style:style style:name="P4" style:family="paragraph" style:parent-style-name="Footer">
      <style:paragraph-properties fo:text-align="end" style:justify-single-word="false"/>
      <style:text-properties fo:language="fr" fo:country="FR" officeooo:rsid="00180241" officeooo:paragraph-rsid="00180241"/>
    </style:style>
    <style:style style:name="P5" style:family="paragraph" style:parent-style-name="Standard">
      <style:paragraph-properties fo:text-align="center" style:justify-single-word="false"/>
      <style:text-properties fo:color="#202122" style:font-name="Kreon" fo:language="fr" fo:country="FR" officeooo:paragraph-rsid="00180241"/>
    </style:style>
    <style:style style:name="P6" style:family="paragraph" style:parent-style-name="Standard">
      <style:paragraph-properties fo:text-align="center" style:justify-single-word="false"/>
      <style:text-properties fo:color="#202122" style:font-name="Kreon" fo:font-size="17pt" fo:language="fr" fo:country="FR" officeooo:paragraph-rsid="00180241" style:font-size-asian="17pt" style:font-size-complex="17pt"/>
    </style:style>
    <style:style style:name="P7" style:family="paragraph" style:parent-style-name="Standard">
      <style:paragraph-properties fo:text-align="center" style:justify-single-word="false"/>
      <style:text-properties fo:color="#202122" style:font-name="Kreon" fo:font-size="18pt" fo:language="fr" fo:country="FR" officeooo:paragraph-rsid="00180241" style:font-size-asian="18pt" style:font-size-complex="18pt"/>
    </style:style>
    <style:style style:name="P8" style:family="paragraph" style:parent-style-name="Standard">
      <style:paragraph-properties fo:text-align="center" style:justify-single-word="false"/>
      <style:text-properties fo:color="#333333" style:font-name="Kreon" fo:font-size="14pt" fo:language="fr" fo:country="FR" officeooo:rsid="0009db7b" officeooo:paragraph-rsid="00166e83" style:font-size-asian="12.25pt" style:font-size-complex="14pt"/>
    </style:style>
    <style:style style:name="P9" style:family="paragraph" style:parent-style-name="Standard">
      <style:paragraph-properties fo:line-height="150%" fo:text-align="start" style:justify-single-word="false"/>
      <style:text-properties fo:color="#333333" style:font-name="Kreon" fo:font-size="15pt" fo:language="fr" fo:country="FR" fo:font-weight="bold" officeooo:rsid="00232efd" officeooo:paragraph-rsid="0036f0bb" style:font-size-asian="15pt" style:font-weight-asian="bold" style:font-size-complex="15pt" style:font-weight-complex="bold"/>
    </style:style>
    <style:style style:name="P10" style:family="paragraph" style:parent-style-name="Standard">
      <style:paragraph-properties fo:line-height="115%"/>
      <style:text-properties fo:color="#333333" style:font-name="Kreon1" fo:font-size="10pt" fo:language="fr" fo:country="FR" officeooo:paragraph-rsid="00218cf3" style:font-size-asian="10pt" style:font-size-complex="10pt"/>
    </style:style>
    <style:style style:name="P11" style:family="paragraph" style:parent-style-name="Standard">
      <style:paragraph-properties fo:line-height="115%" fo:text-align="justify" style:justify-single-word="false"/>
      <style:text-properties fo:color="#333333" style:font-name="Kreon1" fo:font-size="14pt" fo:language="fr" fo:country="FR" fo:font-weight="bold" officeooo:paragraph-rsid="00218cf3" style:font-size-asian="14pt" style:font-weight-asian="bold" style:font-size-complex="14pt" style:font-weight-complex="bold"/>
    </style:style>
    <style:style style:name="P12" style:family="paragraph" style:parent-style-name="Standard">
      <style:paragraph-properties fo:line-height="115%"/>
      <style:text-properties fo:color="#333333" style:font-name="Kreon1" fo:font-size="14pt" fo:language="fr" fo:country="FR" fo:font-weight="bold" officeooo:paragraph-rsid="00218cf3" style:font-size-asian="14pt" style:font-weight-asian="bold" style:font-size-complex="14pt" style:font-weight-complex="bold"/>
    </style:style>
    <style:style style:name="P13" style:family="paragraph" style:parent-style-name="Standard">
      <style:text-properties fo:color="#333333" style:font-name="Kreon1" fo:font-size="14pt" fo:language="fr" fo:country="FR" fo:font-weight="bold" officeooo:paragraph-rsid="00218cf3" style:font-size-asian="14pt" style:font-weight-asian="bold" style:font-size-complex="14pt" style:font-weight-complex="bold"/>
    </style:style>
    <style:style style:name="P14" style:family="paragraph" style:parent-style-name="Standard">
      <style:paragraph-properties fo:line-height="115%"/>
      <style:text-properties fo:color="#333333" style:font-name="Kreon1" fo:font-size="14pt" fo:language="fr" fo:country="FR" officeooo:paragraph-rsid="00218cf3" style:font-size-asian="14pt" style:font-size-complex="14pt"/>
    </style:style>
    <style:style style:name="P15" style:family="paragraph" style:parent-style-name="Standard">
      <style:paragraph-properties fo:line-height="115%" fo:text-align="justify" style:justify-single-word="false"/>
      <style:text-properties fo:color="#333333" style:font-name="Kreon1" fo:font-size="13pt" fo:language="fr" fo:country="FR" officeooo:paragraph-rsid="00218cf3" style:font-size-asian="13pt" style:font-size-complex="13pt"/>
    </style:style>
    <style:style style:name="P16" style:family="paragraph" style:parent-style-name="Standard">
      <style:paragraph-properties fo:line-height="115%"/>
      <style:text-properties fo:color="#333333" style:font-name="Kreon1" fo:font-size="13pt" fo:language="fr" fo:country="FR" officeooo:paragraph-rsid="00218cf3" style:font-size-asian="13pt" style:font-size-complex="13pt"/>
    </style:style>
    <style:style style:name="P17" style:family="paragraph" style:parent-style-name="Standard">
      <style:text-properties fo:color="#333333" style:font-name="Kreon1" fo:font-size="13pt" fo:language="fr" fo:country="FR" officeooo:paragraph-rsid="00218cf3" style:font-size-asian="13pt" style:font-size-complex="13pt"/>
    </style:style>
    <style:style style:name="P18" style:family="paragraph" style:parent-style-name="Standard">
      <style:paragraph-properties fo:text-align="center" style:justify-single-word="false"/>
      <style:text-properties fo:color="#000000" style:font-name="Kreon" fo:font-size="20pt" fo:language="fr" fo:country="FR" officeooo:paragraph-rsid="00180241" style:font-size-asian="20pt" style:font-size-complex="20pt"/>
    </style:style>
    <style:style style:name="P19" style:family="paragraph" style:parent-style-name="Standard">
      <style:paragraph-properties fo:text-align="center" style:justify-single-word="false"/>
      <style:text-properties fo:color="#000000" style:font-name="Kreon" fo:font-size="18pt" fo:language="fr" fo:country="FR" officeooo:paragraph-rsid="00180241" style:font-size-asian="18pt" style:font-size-complex="18pt"/>
    </style:style>
    <style:style style:name="P20" style:family="paragraph" style:parent-style-name="Standard">
      <style:text-properties fo:language="fr" fo:country="FR"/>
    </style:style>
    <style:style style:name="P21" style:family="paragraph" style:parent-style-name="Standard">
      <style:paragraph-properties fo:line-height="115%" fo:text-align="justify" style:justify-single-word="false"/>
      <style:text-properties officeooo:paragraph-rsid="00218cf3"/>
    </style:style>
    <style:style style:name="P22" style:family="paragraph" style:parent-style-name="Standard">
      <style:paragraph-properties fo:line-height="150%" fo:text-align="start" style:justify-single-word="false"/>
      <style:text-properties officeooo:paragraph-rsid="00232efd"/>
    </style:style>
    <style:style style:name="P23" style:family="paragraph" style:parent-style-name="Standard">
      <style:paragraph-properties fo:line-height="150%" fo:text-align="start" style:justify-single-word="false"/>
      <style:text-properties officeooo:paragraph-rsid="0036f0bb"/>
    </style:style>
    <style:style style:name="P24" style:family="paragraph" style:parent-style-name="Standard">
      <style:paragraph-properties fo:line-height="150%" fo:text-align="start" style:justify-single-word="false"/>
      <style:text-properties officeooo:paragraph-rsid="0037a5d2"/>
    </style:style>
    <style:style style:name="P25" style:family="paragraph" style:parent-style-name="Footer_20_left">
      <style:paragraph-properties fo:text-align="center" style:justify-single-word="false"/>
      <style:text-properties fo:color="#333333" style:font-name="Kreon" officeooo:rsid="00298f1a" officeooo:paragraph-rsid="00218cf3"/>
    </style:style>
    <style:style style:name="P26" style:family="paragraph" style:parent-style-name="Standard">
      <style:paragraph-properties fo:margin-top="0.0398in" fo:margin-bottom="0.0398in" loext:contextual-spacing="false" fo:line-height="115%" fo:text-align="start" style:justify-single-word="false"/>
      <style:text-properties fo:color="#333333" style:font-name="Kreon" fo:font-size="10pt" fo:language="fr" fo:country="FR" officeooo:rsid="000cc6d2" officeooo:paragraph-rsid="00166e83" style:font-size-asian="10pt" style:font-size-complex="10pt"/>
    </style:style>
    <style:style style:name="P27" style:family="paragraph" style:parent-style-name="Standard">
      <style:paragraph-properties fo:margin-top="0.0398in" fo:margin-bottom="0.0398in" loext:contextual-spacing="false" fo:line-height="150%" fo:text-align="start" style:justify-single-word="false"/>
      <style:text-properties fo:color="#333333" style:font-name="Kreon" fo:font-size="10pt" fo:language="fr" fo:country="FR" officeooo:rsid="000cc6d2" officeooo:paragraph-rsid="003c92e0" style:font-size-asian="10pt" style:font-size-complex="10pt"/>
    </style:style>
    <style:style style:name="P28" style:family="paragraph" style:parent-style-name="Standard">
      <style:paragraph-properties fo:margin-top="0.0398in" fo:margin-bottom="0.0398in" loext:contextual-spacing="false" fo:line-height="150%" fo:text-align="start" style:justify-single-word="false"/>
      <style:text-properties fo:color="#333333" style:font-name="Kreon" fo:font-size="10pt" fo:language="fr" fo:country="FR" officeooo:rsid="000cc6d2" officeooo:paragraph-rsid="003fd94b" style:font-size-asian="10pt" style:font-size-complex="10pt"/>
    </style:style>
    <style:style style:name="P29" style:family="paragraph" style:parent-style-name="Standard">
      <style:paragraph-properties fo:margin-top="0.0398in" fo:margin-bottom="0.0398in" loext:contextual-spacing="false" fo:line-height="150%" fo:text-align="start" style:justify-single-word="false"/>
      <style:text-properties fo:color="#333333" style:font-name="Kreon" fo:font-size="10pt" fo:language="fr" fo:country="FR" officeooo:rsid="000cc6d2" officeooo:paragraph-rsid="00405e19" style:font-size-asian="10pt" style:font-size-complex="10pt"/>
    </style:style>
    <style:style style:name="P30" style:family="paragraph" style:parent-style-name="Standard">
      <style:paragraph-properties fo:margin-top="0.0398in" fo:margin-bottom="0.0398in" loext:contextual-spacing="false" fo:line-height="115%" fo:text-align="center" style:justify-single-word="false"/>
      <style:text-properties fo:color="#202122" style:font-name="Kreon" fo:font-size="14pt" fo:language="fr" fo:country="FR" officeooo:rsid="0009db7b" officeooo:paragraph-rsid="00180241" style:font-size-asian="12.25pt" style:font-size-complex="14pt"/>
    </style:style>
    <style:style style:name="P31" style:family="paragraph" style:parent-style-name="Standard">
      <style:paragraph-properties fo:margin-top="0.0398in" fo:margin-bottom="0.0398in" loext:contextual-spacing="false" fo:line-height="115%" fo:text-align="end" style:justify-single-word="false"/>
      <style:text-properties fo:color="#202122" style:font-name="Kreon"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32" style:family="paragraph" style:parent-style-name="Standard">
      <style:paragraph-properties fo:margin-top="0.0398in" fo:margin-bottom="0.0398in" loext:contextual-spacing="false" fo:line-height="150%" fo:text-align="start" style:justify-single-word="false"/>
      <style:text-properties fo:language="fr" fo:country="FR" officeooo:paragraph-rsid="003fd94b"/>
    </style:style>
    <style:style style:name="P33" style:family="paragraph" style:parent-style-name="Standard" style:master-page-name="">
      <style:paragraph-properties fo:margin-top="0.0398in" fo:margin-bottom="0.0398in" loext:contextual-spacing="false" fo:line-height="115%" fo:text-align="start" style:justify-single-word="false" style:page-number="auto" fo:break-before="auto" fo:break-after="auto"/>
      <style:text-properties fo:color="#202122" style:font-name="Kreon"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34"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1" fo:font-size="14pt" fo:language="fr" fo:country="FR" fo:font-weight="bold" officeooo:paragraph-rsid="001ed804" fo:background-color="#ffffff" style:font-size-asian="14pt" style:font-weight-asian="bold" style:font-name-complex="Arial" style:font-size-complex="14pt" style:font-weight-complex="bold"/>
    </style:style>
    <style:style style:name="P35"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1" fo:font-size="26pt" fo:language="fr" fo:country="FR" fo:font-weight="bold" officeooo:paragraph-rsid="001ed804" fo:background-color="#ffffff" style:font-size-asian="26pt" style:font-weight-asian="bold" style:font-name-complex="Arial" style:font-size-complex="26pt" style:font-weight-complex="bold" fo:hyphenate="true" fo:hyphenation-remain-char-count="2" fo:hyphenation-push-char-count="2"/>
    </style:style>
    <style:style style:name="P36"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1" fo:font-size="26pt" fo:language="fr" fo:country="FR" fo:font-weight="bold" officeooo:paragraph-rsid="001ed804" fo:background-color="#ffffff" style:font-size-asian="22.75pt" style:font-weight-asian="bold" style:font-name-complex="Arial" style:font-size-complex="26pt" style:font-weight-complex="bold" fo:hyphenate="true" fo:hyphenation-remain-char-count="2" fo:hyphenation-push-char-count="2"/>
    </style:style>
    <style:style style:name="P37"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38"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fo:language="fr" fo:country="FR" officeooo:paragraph-rsid="001ed804"/>
    </style:style>
    <style:style style:name="P39"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style:font-name="Kreon1" fo:font-size="14pt" fo:language="fr" fo:country="FR" fo:font-weight="bold" officeooo:rsid="0014dbc0" officeooo:paragraph-rsid="001ed804" style:font-size-asian="14pt" style:font-weight-asian="bold" style:font-size-complex="14pt" style:font-weight-complex="bold"/>
    </style:style>
    <style:style style:name="P40"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41" style:family="paragraph" style:parent-style-name="Normal">
      <style:paragraph-properties fo:line-height="115%" fo:text-align="justify" style:justify-single-word="false"/>
      <style:text-properties officeooo:paragraph-rsid="001ed804"/>
    </style:style>
    <style:style style:name="P42" style:family="paragraph" style:parent-style-name="Normal">
      <style:paragraph-properties fo:line-height="115%" fo:text-align="justify" style:justify-single-word="false"/>
      <style:text-properties style:font-name="Kreon1" fo:font-size="1pt" fo:language="fr" fo:country="FR" officeooo:paragraph-rsid="001ed804" style:font-name-asian="Lucida Bright" style:font-size-asian="1pt" style:font-name-complex="Lucida Bright" style:font-size-complex="1pt"/>
    </style:style>
    <style:style style:name="P43" style:family="paragraph" style:parent-style-name="Normal">
      <style:paragraph-properties fo:line-height="115%" fo:text-align="justify" style:justify-single-word="false"/>
      <style:text-properties style:font-name="Kreon1" fo:font-size="1pt" fo:language="fr" fo:country="FR" fo:font-weight="bold" officeooo:paragraph-rsid="001ed804" style:font-name-asian="Lucida Bright" style:font-size-asian="1pt" style:font-weight-asian="bold" style:font-name-complex="Lucida Bright" style:font-size-complex="1pt" style:font-weight-complex="bold"/>
    </style:style>
    <style:style style:name="P44" style:family="paragraph" style:parent-style-name="Normal">
      <style:paragraph-properties fo:line-height="115%" fo:text-align="justify" style:justify-single-word="false"/>
      <style:text-properties style:font-name="Kreon1" fo:font-size="1pt" fo:language="fr" fo:country="FR" officeooo:paragraph-rsid="001ed804" style:font-size-asian="1pt" style:font-size-complex="1pt"/>
    </style:style>
    <style:style style:name="P45" style:family="paragraph" style:parent-style-name="Normal">
      <style:paragraph-properties fo:line-height="115%" fo:text-align="justify" style:justify-single-word="false"/>
      <style:text-properties style:font-name="Kreon1" fo:font-size="13pt" fo:language="fr" fo:country="FR" officeooo:paragraph-rsid="001ed804" style:font-name-asian="Lucida Bright" style:font-size-asian="13pt" style:font-name-complex="Lucida Bright" style:font-size-complex="13pt"/>
    </style:style>
    <style:style style:name="P46" style:family="paragraph" style:parent-style-name="Normal">
      <style:paragraph-properties fo:line-height="115%" fo:text-align="justify" style:justify-single-word="false"/>
      <style:text-properties style:font-name="Kreon1" fo:font-size="13pt" fo:language="fr" fo:country="FR" officeooo:paragraph-rsid="001ed804" style:font-size-asian="13pt" style:font-size-complex="13pt"/>
    </style:style>
    <style:style style:name="P47" style:family="paragraph" style:parent-style-name="Normal">
      <style:paragraph-properties fo:line-height="115%" fo:text-align="justify" style:justify-single-word="false"/>
      <style:text-properties style:font-name="Kreon1" fo:font-size="14pt" fo:language="fr" fo:country="FR" officeooo:paragraph-rsid="001ed804" style:font-size-asian="14pt" style:font-size-complex="14pt"/>
    </style:style>
    <style:style style:name="P48" style:family="paragraph" style:parent-style-name="Normal">
      <style:paragraph-properties fo:line-height="115%" fo:text-align="justify" style:justify-single-word="false"/>
      <style:text-properties style:font-name="Kreon1" fo:font-size="14pt" fo:language="fr" fo:country="FR" officeooo:paragraph-rsid="001ed804" style:font-name-asian="Lucida Bright" style:font-size-asian="14pt" style:font-name-complex="Lucida Bright" style:font-size-complex="14pt"/>
    </style:style>
    <style:style style:name="P49" style:family="paragraph" style:parent-style-name="Normal">
      <style:paragraph-properties fo:line-height="115%" fo:text-align="justify" style:justify-single-word="false"/>
      <style:text-properties style:font-name="Kreon1" fo:font-size="14pt" fo:language="fr" fo:country="FR" fo:font-weight="bold" officeooo:rsid="0014dbc0" officeooo:paragraph-rsid="001ed804" style:font-size-asian="14pt" style:font-weight-asian="bold" style:font-size-complex="14pt" style:font-weight-complex="bold"/>
    </style:style>
    <style:style style:name="P50" style:family="paragraph" style:parent-style-name="Normal">
      <style:paragraph-properties fo:line-height="115%" fo:text-align="justify" style:justify-single-word="false"/>
      <style:text-properties style:font-name="Kreon1" fo:font-size="14pt" fo:language="fr" fo:country="FR" fo:font-weight="bold" officeooo:rsid="0014dbc0" officeooo:paragraph-rsid="001ed804" style:font-name-asian="Lucida Bright" style:font-size-asian="14pt" style:font-weight-asian="bold" style:font-name-complex="Lucida Bright" style:font-size-complex="14pt" style:font-weight-complex="bold"/>
    </style:style>
    <style:style style:name="P51" style:family="paragraph" style:parent-style-name="Standard">
      <style:paragraph-properties fo:margin-top="0in" fo:margin-bottom="0in" loext:contextual-spacing="false" fo:line-height="150%" fo:text-align="justify" style:justify-single-word="false"/>
      <style:text-properties officeooo:paragraph-rsid="00218cf3"/>
    </style:style>
    <style:style style:name="P52" style:family="paragraph" style:parent-style-name="Standard">
      <style:paragraph-properties fo:text-align="center" style:justify-single-word="false" fo:break-before="page"/>
      <style:text-properties fo:color="#333333" style:font-name="Kreon" fo:font-size="32pt" fo:language="fr" fo:country="FR" officeooo:rsid="0009db7b" officeooo:paragraph-rsid="00166e83" style:font-size-asian="32pt" style:font-size-complex="32pt"/>
    </style:style>
    <style:style style:name="P53" style:family="paragraph" style:parent-style-name="Standard">
      <style:paragraph-properties fo:margin-left="0.2917in" fo:margin-right="0in" fo:line-height="150%" fo:text-align="start" style:justify-single-word="false" fo:text-indent="0in" style:auto-text-indent="false"/>
      <style:text-properties fo:color="#333333" style:font-name="Kreon" fo:font-size="14pt" fo:language="fr" fo:country="FR" officeooo:rsid="0009db7b" officeooo:paragraph-rsid="002abd16" style:font-size-asian="12.25pt" style:font-size-complex="14pt"/>
    </style:style>
    <style:style style:name="P54" style:family="paragraph" style:parent-style-name="Standard">
      <style:paragraph-properties fo:margin-left="0.2917in" fo:margin-right="0in" fo:line-height="150%" fo:text-align="start" style:justify-single-word="false" fo:text-indent="0in" style:auto-text-indent="false"/>
      <style:text-properties fo:color="#333333" fo:language="fr" fo:country="FR" officeooo:paragraph-rsid="002abd16"/>
    </style:style>
    <style:style style:name="P55"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 fo:font-size="14pt" fo:language="fr" fo:country="FR" officeooo:rsid="0009db7b" officeooo:paragraph-rsid="002abd16" style:font-size-asian="12.25pt" style:font-size-complex="14pt"/>
    </style:style>
    <style:style style:name="P56"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 fo:font-size="14pt" fo:language="fr" fo:country="FR" officeooo:rsid="0009db7b" officeooo:paragraph-rsid="00166e83" style:font-size-asian="12.25pt" style:font-size-complex="14pt"/>
    </style:style>
    <style:style style:name="P57"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officeooo:paragraph-rsid="0043fdab"/>
    </style:style>
    <style:style style:name="P58" style:family="paragraph" style:parent-style-name="Title" style:master-page-name="Rapport_5f_PFE">
      <style:paragraph-properties fo:text-align="center" style:justify-single-word="false" style:page-number="auto"/>
      <style:text-properties style:font-name="Kreon"/>
    </style:style>
    <style:style style:name="P59" style:family="paragraph" style:parent-style-name="Normal_20__28_Web_29_" style:master-page-name="Problematique_5f_page_5f_style">
      <loext:graphic-properties draw:fill="solid" draw:fill-color="#ffffff" draw:opacity="100%"/>
      <style:paragraph-properties fo:margin-top="0.0835in" fo:margin-bottom="0.0835in" loext:contextual-spacing="false" fo:line-height="115%" fo:text-align="center" style:justify-single-word="false" fo:hyphenation-ladder-count="no-limit" style:page-number="1" fo:break-before="auto" fo:break-after="auto" fo:background-color="#ffffff"/>
      <style:text-properties fo:color="#202122" style:font-name="Kreon1" fo:font-size="28pt" fo:language="fr" fo:country="FR" fo:font-weight="bold" officeooo:paragraph-rsid="001ed804" fo:background-color="#ffffff" style:font-size-asian="28pt" style:font-weight-asian="bold" style:font-name-complex="Arial" style:font-size-complex="28pt" style:font-weight-complex="bold" fo:hyphenate="true" fo:hyphenation-remain-char-count="2" fo:hyphenation-push-char-count="2"/>
    </style:style>
    <style:style style:name="P60" style:family="paragraph" style:parent-style-name="Footer">
      <style:paragraph-properties fo:text-align="end" style:justify-single-word="false"/>
      <style:text-properties fo:color="#202122" style:font-name="Kreon" fo:font-size="10pt" fo:language="fr" fo:country="FR" officeooo:rsid="0046c61c" officeooo:paragraph-rsid="0046c61c" style:font-size-asian="10pt" style:font-size-complex="10pt"/>
    </style:style>
    <style:style style:name="P61" style:family="paragraph" style:parent-style-name="Normal">
      <style:paragraph-properties fo:line-height="115%" fo:text-align="justify" style:justify-single-word="false"/>
      <style:text-properties style:font-name="Kreon1" fo:font-size="13pt" fo:language="fr" fo:country="FR" officeooo:paragraph-rsid="001ed804" style:font-name-asian="Lucida Bright" style:font-size-asian="13pt" style:font-name-complex="Lucida Bright" style:font-size-complex="13pt"/>
    </style:style>
    <style:style style:name="P62" style:family="paragraph" style:parent-style-name="Normal" style:list-style-name="L1">
      <style:paragraph-properties fo:margin-top="0in" fo:margin-bottom="0.0319in" loext:contextual-spacing="false" fo:line-height="115%" fo:text-align="justify" style:justify-single-word="false"/>
      <style:text-properties officeooo:paragraph-rsid="001ed804"/>
    </style:style>
    <style:style style:name="P63" style:family="paragraph" style:parent-style-name="Standard">
      <style:paragraph-properties fo:margin-top="0.0398in" fo:margin-bottom="0.0398in" loext:contextual-spacing="false" fo:line-height="150%" fo:text-align="start" style:justify-single-word="false"/>
      <style:text-properties fo:color="#202122" style:font-name="Kreon" fo:font-size="15pt" fo:language="zxx" fo:country="none" fo:font-style="normal" style:text-underline-style="none" fo:font-weight="bold" officeooo:rsid="00232efd" officeooo:paragraph-rsid="003c92e0" fo:background-color="transparent" style:font-size-asian="15pt" style:language-asian="zxx" style:country-asian="none" style:font-style-asian="normal" style:font-weight-asian="bold" style:font-size-complex="15pt" style:language-complex="zxx" style:country-complex="none" style:font-style-complex="normal" style:font-weight-complex="bold"/>
    </style:style>
    <style:style style:name="P64" style:family="paragraph" style:parent-style-name="Standard">
      <style:paragraph-properties fo:margin-top="0.0398in" fo:margin-bottom="0.0398in" loext:contextual-spacing="false" fo:line-height="150%" fo:text-align="start" style:justify-single-word="false"/>
      <style:text-properties fo:color="#333333" style:font-name="Kreon" fo:font-size="15pt" fo:language="fr" fo:country="FR" fo:font-weight="bold" officeooo:rsid="00232efd" officeooo:paragraph-rsid="003c92e0" style:font-size-asian="15pt" style:font-weight-asian="bold" style:font-size-complex="15pt" style:font-weight-complex="bold"/>
    </style:style>
    <style:style style:name="P65" style:family="paragraph" style:parent-style-name="Standard">
      <style:paragraph-properties fo:margin-top="0.0398in" fo:margin-bottom="0.0398in" loext:contextual-spacing="false" fo:line-height="150%" fo:text-align="start" style:justify-single-word="false"/>
      <style:text-properties fo:color="#333333" style:font-name="Kreon" fo:font-size="15pt" fo:language="fr" fo:country="FR" fo:font-weight="bold" officeooo:rsid="003fd94b" officeooo:paragraph-rsid="003fd94b" style:font-size-asian="15pt" style:font-weight-asian="bold" style:font-size-complex="15pt" style:font-weight-complex="bold"/>
    </style:style>
    <style:style style:name="P66" style:family="paragraph" style:parent-style-name="Standard">
      <style:paragraph-properties fo:margin-top="0.0398in" fo:margin-bottom="0.0398in" loext:contextual-spacing="false" fo:line-height="115%" fo:text-align="start" style:justify-single-word="false"/>
      <style:text-properties fo:color="#333333" style:font-name="Kreon" fo:font-size="10pt" fo:language="fr" fo:country="FR" officeooo:rsid="000cc6d2" officeooo:paragraph-rsid="00166e83" style:font-size-asian="10pt" style:font-size-complex="10pt"/>
    </style:style>
    <style:style style:name="P67" style:family="paragraph" style:parent-style-name="Standard">
      <style:paragraph-properties fo:margin-top="0.0398in" fo:margin-bottom="0.0398in" loext:contextual-spacing="false" fo:line-height="115%" fo:text-align="justify" style:justify-single-word="false"/>
      <style:text-properties fo:color="#333333" style:font-name="Kreon" fo:font-size="14pt" fo:language="fr" fo:country="FR" officeooo:rsid="000cc6d2" officeooo:paragraph-rsid="00166e83" style:font-size-asian="14pt" style:font-size-complex="14pt"/>
    </style:style>
    <style:style style:name="P68" style:family="paragraph" style:parent-style-name="Standard">
      <style:paragraph-properties fo:margin-top="0.0398in" fo:margin-bottom="0.0398in" loext:contextual-spacing="false" fo:line-height="115%" fo:text-align="center" style:justify-single-word="false"/>
      <style:text-properties fo:color="#333333" style:font-name="Kreon" fo:font-size="32pt" fo:language="fr" fo:country="FR" fo:font-weight="bold" officeooo:rsid="000cc6d2" officeooo:paragraph-rsid="00166e83" style:font-size-asian="32pt" style:font-weight-asian="bold" style:font-size-complex="32pt" style:font-weight-complex="bold"/>
    </style:style>
    <style:style style:name="P69" style:family="paragraph" style:parent-style-name="Standard" style:master-page-name="avant-propos">
      <style:paragraph-properties fo:margin-top="0.0398in" fo:margin-bottom="0.0398in" loext:contextual-spacing="false" fo:line-height="115%" fo:text-align="center" style:justify-single-word="false" style:page-number="auto" fo:break-before="page"/>
      <style:text-properties fo:color="#333333" style:font-name="Kreon" fo:font-size="32pt" fo:language="fr" fo:country="FR" fo:font-weight="bold" officeooo:rsid="000cc6d2" officeooo:paragraph-rsid="00166e83" style:font-size-asian="32pt" style:font-weight-asian="bold" style:font-size-complex="32pt" style:font-weight-complex="bold"/>
    </style:style>
    <style:style style:name="P70" style:family="paragraph" style:parent-style-name="Standard" style:master-page-name="First_20_Page">
      <style:paragraph-properties fo:text-align="center" style:justify-single-word="false" style:page-number="auto" fo:break-before="page"/>
      <style:text-properties fo:color="#202122" style:font-name="Kreon" fo:font-size="32pt" fo:language="fr" fo:country="FR" fo:font-weight="bold" officeooo:paragraph-rsid="00180241" style:font-size-asian="32pt" style:font-weight-asian="bold" style:font-size-complex="32pt" style:font-weight-complex="bold"/>
    </style:style>
    <style:style style:name="P71" style:family="paragraph" style:parent-style-name="Standard" style:master-page-name="Right_20_Page">
      <style:paragraph-properties fo:text-align="center" style:justify-single-word="false" style:page-number="auto"/>
      <style:text-properties fo:color="#202122" style:font-name="Kreon" fo:font-size="32pt" fo:language="fr" fo:country="FR" fo:font-weight="bold" officeooo:rsid="000160d3" officeooo:paragraph-rsid="00180241" style:font-size-asian="32pt" style:font-weight-asian="bold" style:font-size-complex="32pt" style:font-weight-complex="bold"/>
    </style:style>
    <style:style style:name="P72" style:family="paragraph" style:parent-style-name="Standard" style:master-page-name="Montessori_5f_page_5f_style">
      <style:paragraph-properties fo:text-align="center" style:justify-single-word="false" style:page-number="5" fo:break-before="page"/>
      <style:text-properties fo:color="#333333" style:font-name="Kreon1" fo:font-size="26pt" fo:language="fr" fo:country="FR" fo:font-weight="bold" officeooo:paragraph-rsid="00218cf3" style:font-size-asian="26pt" style:font-weight-asian="bold" style:font-size-complex="26pt" style:font-weight-complex="bold"/>
    </style:style>
    <style:style style:name="P73" style:family="paragraph" style:parent-style-name="Standard" style:list-style-name="L2">
      <style:paragraph-properties fo:margin-top="0in" fo:margin-bottom="0in" loext:contextual-spacing="false" fo:line-height="150%" fo:text-align="justify" style:justify-single-word="false"/>
      <style:text-properties fo:color="#333333" style:font-name="Kreon1" fo:font-size="13pt" fo:language="fr" fo:country="FR" officeooo:paragraph-rsid="00218cf3" style:font-size-asian="13pt" style:font-size-complex="13pt"/>
    </style:style>
    <style:style style:name="P74" style:family="paragraph">
      <style:paragraph-properties fo:text-align="center"/>
    </style:style>
    <style:style style:name="P75" style:family="paragraph">
      <loext:graphic-properties draw:fill="none" draw:fill-color="#ffffff"/>
      <style:paragraph-properties fo:text-align="center"/>
      <style:text-properties style:font-name="Kreon" fo:font-size="12pt" style:font-size-asian="40pt" style:font-name-complex="Kreon" style:font-size-complex="40pt"/>
    </style:style>
    <style:style style:name="P76" style:family="paragraph">
      <loext:graphic-properties draw:fill="none" draw:fill-color="#ffffff"/>
      <style:paragraph-properties fo:text-align="center"/>
      <style:text-properties style:font-name="Lucida MAC" fo:font-size="7pt" style:font-size-asian="7pt" style:font-size-complex="7pt"/>
    </style:style>
    <style:style style:name="P77" style:family="paragraph">
      <loext:graphic-properties draw:fill="none" draw:fill-color="#ffffff"/>
      <style:paragraph-properties fo:text-align="center"/>
      <style:text-properties style:font-name="Lucida MAC" fo:font-size="7.5pt" style:font-size-asian="7.5pt" style:font-size-complex="7.5pt"/>
    </style:style>
    <style:style style:name="P78" style:family="paragraph">
      <loext:graphic-properties draw:fill="none" draw:fill-color="#ffffff"/>
      <style:paragraph-properties fo:text-align="center"/>
      <style:text-properties fo:color="#202122" style:font-name="Kreon" fo:font-size="12pt" style:font-name-complex="Kreon"/>
    </style:style>
    <style:style style:name="P7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8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 fo:font-size="11pt" style:font-size-asian="11pt" style:font-name-complex="Kreon" style:font-size-complex="11pt" fo:hyphenate="false"/>
    </style:style>
    <style:style style:name="P81" style:family="paragraph">
      <loext:graphic-properties draw:fill="none" draw:fill-color="#ffffff"/>
      <style:paragraph-properties fo:text-align="center"/>
      <style:text-properties fo:color="#202122" style:font-name="Kreon" fo:font-size="11pt" style:font-size-asian="11pt" style:font-name-complex="Kreon" style:font-size-complex="11pt"/>
    </style:style>
    <style:style style:name="T1" style:family="text">
      <style:text-properties fo:color="#202122" style:font-name="Kreon" fo:font-size="15pt"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 style:family="text">
      <style:text-properties fo:color="#202122" style:font-name="Kreon" fo:font-size="15pt" fo:language="fr" fo:country="FR" fo:font-style="normal" style:text-underline-style="none" fo:font-weight="bold" officeooo:rsid="0036f0b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 style:family="text">
      <style:text-properties fo:color="#202122" style:font-name="Kreon" fo:font-size="15pt"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4" style:family="text">
      <style:text-properties fo:color="#202122" style:font-name="Kreon" fo:font-size="15pt" fo:language="zxx" fo:country="none"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 style:family="text">
      <style:text-properties fo:color="#202122" style:font-name="Kreon1" fo:font-size="13pt" fo:language="fr" fo:country="FR" fo:background-color="#ffffff" loext:char-shading-value="0" style:font-size-asian="13pt" style:font-name-complex="Arial" style:font-size-complex="13pt"/>
    </style:style>
    <style:style style:name="T6" style:family="text">
      <style:text-properties fo:color="#202122" style:font-name="Kreon1" fo:font-size="13pt" fo:language="fr" fo:country="FR" fo:font-weight="bold" fo:background-color="#ffffff" loext:char-shading-value="0" style:font-size-asian="13pt" style:font-weight-asian="bold" style:font-name-complex="Arial" style:font-size-complex="13pt" style:font-weight-complex="bold"/>
    </style:style>
    <style:style style:name="T7" style:family="text">
      <style:text-properties fo:color="#202122" fo:font-size="15pt"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8" style:family="text">
      <style:text-properties fo:color="#202122" fo:font-size="15pt" fo:language="zxx" fo:country="none"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9" style:family="text">
      <style:text-properties fo:color="#202122" fo:font-size="15pt" fo:language="zxx" fo:country="none" fo:font-style="normal" style:text-underline-style="none" fo:font-weight="bold" officeooo:rsid="003c92e0"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0" style:family="text">
      <style:text-properties fo:color="#202122" fo:font-size="15pt" fo:language="zxx" fo:country="none" fo:font-style="normal" style:text-underline-style="none" fo:font-weight="bold" officeooo:rsid="00405e19"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1" style:family="text">
      <style:text-properties style:font-name="Kreon" officeooo:rsid="0017b096"/>
    </style:style>
    <style:style style:name="T12" style:family="text">
      <style:text-properties style:font-name="Kreon" fo:font-size="13pt" fo:font-weight="bold" officeooo:rsid="0009db7b" style:font-size-asian="13pt" style:font-weight-asian="bold" style:font-size-complex="13pt" style:font-weight-complex="bold"/>
    </style:style>
    <style:style style:name="T13" style:family="text">
      <style:text-properties style:font-name="Kreon" fo:font-size="13pt" officeooo:rsid="0009db7b" style:font-size-asian="13pt" style:font-size-complex="13pt"/>
    </style:style>
    <style:style style:name="T14" style:family="text">
      <style:text-properties fo:font-variant="normal" fo:text-transform="none" fo:color="#202122" style:font-name="Kreon" fo:font-size="15pt" fo:letter-spacing="normal"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5" style:family="text">
      <style:text-properties fo:font-variant="normal" fo:text-transform="none" fo:color="#202122" style:font-name="Kreon" fo:font-size="15pt" fo:letter-spacing="normal"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6" style:family="text">
      <style:text-properties fo:font-variant="normal" fo:text-transform="none" fo:color="#202122" style:font-name="Kreon" fo:font-size="15pt" fo:letter-spacing="normal" fo:language="fr" fo:country="FR"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7" style:family="text">
      <style:text-properties fo:font-size="15pt" fo:font-weight="bold" officeooo:rsid="00232efd" style:font-size-asian="15pt" style:font-weight-asian="bold" style:font-size-complex="15pt" style:font-weight-complex="bold"/>
    </style:style>
    <style:style style:name="T18" style:family="text">
      <style:text-properties fo:font-size="15pt" fo:font-weight="bold" officeooo:rsid="003fd94b" style:font-size-asian="15pt" style:font-weight-asian="bold" style:font-size-complex="15pt" style:font-weight-complex="bold"/>
    </style:style>
    <style:style style:name="T19" style:family="text">
      <style:text-properties fo:font-size="15pt" fo:font-style="normal" style:text-underline-style="none" fo:font-weight="bold" officeooo:rsid="003fd94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0" style:family="text">
      <style:text-properties fo:font-size="10pt" officeooo:rsid="000cc6d2" style:font-size-asian="10pt" style:font-size-complex="10pt"/>
    </style:style>
    <style:style style:name="T21" style:family="text">
      <style:text-properties fo:font-size="17pt" style:font-size-asian="17pt" style:font-size-complex="17pt"/>
    </style:style>
    <style:style style:name="T22" style:family="text">
      <style:text-properties fo:font-size="17pt" officeooo:rsid="000cc6d2" style:font-size-asian="17pt" style:font-size-complex="17pt"/>
    </style:style>
    <style:style style:name="T23" style:family="text">
      <style:text-properties fo:font-size="17pt" officeooo:rsid="0004d5eb" style:font-size-asian="17pt" style:font-size-complex="17pt"/>
    </style:style>
    <style:style style:name="T24" style:family="text">
      <style:text-properties fo:font-size="17pt" officeooo:rsid="000160d3" style:font-size-asian="17pt" style:font-size-complex="17pt"/>
    </style:style>
    <style:style style:name="T25" style:family="text">
      <style:text-properties fo:font-size="17pt" fo:font-weight="bold" style:font-size-asian="17pt" style:font-weight-asian="bold" style:font-size-complex="17pt" style:font-weight-complex="bold"/>
    </style:style>
    <style:style style:name="T26" style:family="text">
      <style:text-properties fo:font-size="17pt" fo:font-weight="bold" officeooo:rsid="000160d3" style:font-size-asian="17pt" style:font-weight-asian="bold" style:font-size-complex="17pt" style:font-weight-complex="bold"/>
    </style:style>
    <style:style style:name="T27" style:family="text">
      <style:text-properties fo:color="#000000" fo:font-size="18pt" style:font-size-asian="18pt" style:font-size-complex="18pt"/>
    </style:style>
    <style:style style:name="T28" style:family="text">
      <style:text-properties style:font-name="Kreon1" fo:font-size="13pt" fo:language="fr" fo:country="FR" fo:background-color="#ffffff" loext:char-shading-value="0" style:font-size-asian="13pt" style:font-name-complex="Arial" style:font-size-complex="13pt"/>
    </style:style>
    <style:style style:name="T29" style:family="text">
      <style:text-properties style:font-name="Kreon1" fo:font-size="13pt" fo:language="fr" fo:country="FR" fo:background-color="#ffffff" loext:char-shading-value="0" style:font-size-asian="13pt" style:font-size-complex="13pt"/>
    </style:style>
    <style:style style:name="T30" style:family="text">
      <style:text-properties style:font-name="Kreon1" fo:font-size="13pt" fo:language="fr" fo:country="FR" style:font-size-asian="13pt" style:font-size-complex="13pt"/>
    </style:style>
    <style:style style:name="T31" style:family="text">
      <style:text-properties style:font-name="Kreon1" fo:font-size="13pt" fo:language="fr" fo:country="FR" fo:font-weight="bold" style:font-name-asian="Lucida Bright" style:font-size-asian="13pt" style:font-weight-asian="bold" style:font-name-complex="Lucida Bright" style:font-size-complex="13pt" style:font-weight-complex="bold"/>
    </style:style>
    <style:style style:name="T32" style:family="text">
      <style:text-properties style:font-name="Kreon1" fo:font-size="13pt" fo:language="fr" fo:country="FR" fo:font-weight="bold" style:font-size-asian="13pt" style:font-weight-asian="bold" style:font-size-complex="13pt" style:font-weight-complex="bold"/>
    </style:style>
    <style:style style:name="T33" style:family="text">
      <style:text-properties style:font-name="Kreon1" fo:font-size="13pt" fo:language="fr" fo:country="FR" fo:font-weight="bold" fo:background-color="#ffffff" loext:char-shading-value="0" style:font-size-asian="13pt" style:font-weight-asian="bold" style:font-size-complex="13pt" style:font-weight-complex="bold"/>
    </style:style>
    <style:style style:name="T34" style:family="text">
      <style:text-properties style:font-name="Kreon1" fo:font-size="13pt" fo:language="fr" fo:country="FR" style:font-name-asian="Lucida Bright" style:font-size-asian="13pt" style:font-name-complex="Lucida Bright" style:font-size-complex="13pt"/>
    </style:style>
    <style:style style:name="T35" style:family="text">
      <style:text-properties style:font-name="Kreon1" fo:font-size="14pt" fo:font-weight="bold" style:font-size-asian="14pt" style:font-weight-asian="bold" style:font-size-complex="14pt" style:font-weight-complex="bold"/>
    </style:style>
    <style:style style:name="T36" style:family="text">
      <style:text-properties style:font-name="Kreon1" fo:font-size="14pt" fo:font-weight="bold" officeooo:rsid="0014dbc0" style:font-size-asian="14pt" style:font-weight-asian="bold" style:font-size-complex="14pt" style:font-weight-complex="bold"/>
    </style:style>
    <style:style style:name="T37" style:family="text">
      <style:text-properties style:font-name="Kreon1" fo:font-size="14pt" fo:language="fr" fo:country="FR" fo:font-weight="bold" style:font-name-asian="Lucida Bright" style:font-size-asian="14pt" style:font-weight-asian="bold" style:font-name-complex="Lucida Bright" style:font-size-complex="14pt" style:font-weight-complex="bold"/>
    </style:style>
    <style:style style:name="T38" style:family="text">
      <style:text-properties style:font-name="Kreon1" fo:font-size="14pt" fo:language="fr" fo:country="FR" fo:font-weight="bold" officeooo:rsid="0014dbc0" style:font-name-asian="Lucida Bright" style:font-size-asian="14pt" style:font-weight-asian="bold" style:font-name-complex="Lucida Bright" style:font-size-complex="14pt" style:font-weight-complex="bold"/>
    </style:style>
    <style:style style:name="T39" style:family="text">
      <style:text-properties style:font-name="Kreon1" fo:font-size="14pt" fo:language="fr" fo:country="FR" fo:font-weight="bold" fo:background-color="#ffffff" loext:char-shading-value="0" style:font-size-asian="14pt" style:font-weight-asian="bold" style:font-size-complex="14pt" style:font-weight-complex="bold"/>
    </style:style>
    <style:style style:name="T40" style:family="text">
      <style:text-properties style:font-name="Kreon1" fo:font-size="14pt" fo:language="fr" fo:country="FR" fo:font-weight="bold" officeooo:rsid="0014dbc0" fo:background-color="#ffffff" loext:char-shading-value="0" style:font-size-asian="14pt" style:font-weight-asian="bold" style:font-size-complex="14pt" style:font-weight-complex="bold"/>
    </style:style>
    <style:style style:name="T41" style:family="text">
      <style:text-properties officeooo:rsid="0014dbc0"/>
    </style:style>
    <style:style style:name="T42" style:family="text">
      <style:text-properties style:use-window-font-color="true" style:font-name="Kreon1" fo:font-size="13pt" fo:language="fr" fo:country="FR" style:text-underline-style="none" fo:background-color="#ffffff" loext:char-shading-value="0" style:font-size-asian="13pt" style:font-name-complex="Arial" style:font-size-complex="13pt"/>
    </style:style>
    <style:style style:name="T43" style:family="text">
      <style:text-properties fo:font-weight="bold" style:font-weight-asian="bold" style:font-weight-complex="bold"/>
    </style:style>
    <style:style style:name="T44" style:family="text">
      <style:text-properties fo:font-weight="bold" officeooo:rsid="0014dbc0" style:font-weight-asian="bold" style:font-weight-complex="bold"/>
    </style:style>
    <style:style style:name="T45" style:family="text">
      <style:text-properties fo:font-weight="bold" officeooo:rsid="0046c61c" style:font-weight-asian="bold" style:font-weight-complex="bold"/>
    </style:style>
    <style:style style:name="T46" style:family="text">
      <style:text-properties fo:font-weight="bold" style:font-size-asian="14pt" style:font-weight-asian="bold" style:font-weight-complex="bold"/>
    </style:style>
    <style:style style:name="T47" style:family="text">
      <style:text-properties fo:color="#333333" style:font-name="Kreon1" fo:font-size="13pt" fo:language="fr" fo:country="FR" style:font-size-asian="13pt" style:font-size-complex="13pt"/>
    </style:style>
    <style:style style:name="T48" style:family="text">
      <style:text-properties fo:color="#333333" style:font-name="Kreon1" fo:font-size="13pt" fo:language="fr" fo:country="FR" fo:font-weight="bold" style:font-size-asian="13pt" style:font-weight-asian="bold" style:font-size-complex="13pt" style:font-weight-complex="bold"/>
    </style:style>
    <style:style style:name="T49" style:family="text">
      <style:text-properties fo:color="#333333" style:font-name="Kreon" fo:font-size="15pt" fo:language="fr" fo:country="FR" fo:font-weight="bold" officeooo:rsid="00232efd" style:font-size-asian="15pt" style:font-weight-asian="bold" style:font-size-complex="15pt" style:font-weight-complex="bold"/>
    </style:style>
    <style:style style:name="T50" style:family="text">
      <style:text-properties fo:color="#333333" style:font-name="Kreon" fo:font-size="15pt" fo:font-weight="bold" officeooo:rsid="003fd94b" style:font-size-asian="15pt" style:font-weight-asian="bold" style:font-size-complex="15pt" style:font-weight-complex="bold"/>
    </style:style>
    <style:style style:name="T51" style:family="text">
      <style:text-properties fo:color="#333333" style:font-name="Kreon" fo:font-size="15pt" fo:font-weight="bold" officeooo:rsid="00232efd" style:font-size-asian="15pt" style:font-weight-asian="bold" style:font-size-complex="15pt" style:font-weight-complex="bold"/>
    </style:style>
    <style:style style:name="T52" style:family="text">
      <style:text-properties fo:color="#333333" style:font-name="Kreon" fo:font-size="13pt" fo:language="fr" fo:country="FR" fo:font-weight="bold" officeooo:rsid="0043fdab" style:font-size-asian="13pt" style:font-weight-asian="bold" style:font-size-complex="13pt" style:font-weight-complex="bold"/>
    </style:style>
    <style:style style:name="T53" style:family="text">
      <style:text-properties fo:color="#333333" style:font-name="Kreon" fo:font-size="13pt" fo:language="fr" fo:country="FR" fo:font-weight="bold" officeooo:rsid="00232efd" style:font-size-asian="13pt" style:font-weight-asian="bold" style:font-size-complex="13pt" style:font-weight-complex="bold"/>
    </style:style>
    <style:style style:name="T54" style:family="text">
      <style:text-properties officeooo:rsid="00176ad2"/>
    </style:style>
    <style:style style:name="T55" style:family="text">
      <style:text-properties officeooo:rsid="001a8a13"/>
    </style:style>
    <style:style style:name="T56" style:family="text">
      <style:text-properties officeooo:rsid="0036c7ad"/>
    </style:style>
    <style:style style:name="T57" style:family="text">
      <style:text-properties officeooo:rsid="0036f0bb"/>
    </style:style>
    <style:style style:name="T58" style:family="text">
      <style:text-properties fo:font-size="13pt" style:font-size-asian="13pt" style:font-size-complex="13pt"/>
    </style:style>
    <style:style style:name="T59" style:family="text">
      <style:text-properties fo:font-size="13pt" officeooo:rsid="003541c5" style:font-size-asian="13pt" style:font-size-complex="13pt"/>
    </style:style>
    <style:style style:name="T60" style:family="text">
      <style:text-properties fo:font-size="13pt" officeooo:rsid="000b5b4f" style:font-size-asian="13pt" style:font-size-complex="13pt"/>
    </style:style>
    <style:style style:name="T61" style:family="text">
      <style:text-properties style:font-size-asian="14pt"/>
    </style:style>
    <style:style style:name="T62" style:family="text">
      <style:text-properties officeooo:rsid="003adebb"/>
    </style:style>
    <style:style style:name="T63" style:family="text">
      <style:text-properties officeooo:rsid="0046c61c"/>
    </style:style>
    <style:style style:name="T64" style:family="text">
      <style:text-properties style:font-name="Kreon" fo:font-size="40pt" style:font-size-asian="40pt" style:font-name-complex="Kreon" style:font-size-complex="40pt"/>
    </style:style>
    <style:style style:name="T65" style:family="text">
      <style:text-properties style:font-name="Lucida MAC" fo:font-size="7pt" fo:language="fr" fo:country="FR" style:font-size-asian="7pt" style:font-name-complex="Kreon" style:font-size-complex="7pt"/>
    </style:style>
    <style:style style:name="T66" style:family="text">
      <style:text-properties style:font-name="Lucida MAC" fo:font-size="7.5pt" style:font-size-asian="7.5pt" style:font-name-complex="Kreon" style:font-size-complex="7.5pt"/>
    </style:style>
    <style:style style:name="T67" style:family="text">
      <style:text-properties fo:color="#202122" style:font-name="Kreon" fo:font-size="11pt" fo:language="fr" fo:country="FR" style:font-size-asian="10.5pt" style:font-name-complex="Kreon" style:font-size-complex="10.5pt"/>
    </style:style>
    <style:style style:name="T68" style:family="text">
      <style:text-properties fo:font-variant="normal" fo:text-transform="none" fo:color="#202122" style:text-outline="false" style:text-line-through-style="none" style:text-line-through-type="none" style:text-position="0% 100%" style:font-name="Kreon"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fo:color="#202122" style:font-name="Kreon" fo:font-size="11pt" style:font-size-asian="10.5pt" style:font-name-complex="Kreon" style:font-size-complex="10.5pt"/>
    </style:style>
    <style:style style:name="T70" style:family="text">
      <style:text-properties fo:color="#202122" style:font-name="Kreon" fo:font-size="11pt" style:font-size-asian="11pt" style:font-name-complex="Kreon" style:font-size-complex="11pt"/>
    </style:style>
    <style:style style:name="fr1" style:family="graphic" style:parent-style-name="Graphics">
      <style:graphic-properties fo:margin-left="0.2in" fo:margin-right="0in" fo:margin-top="0in" fo:margin-bottom="0.1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fo:margin-top="0in" fo:margin-bottom="0.1in" style:run-through="foreground" style:wrap="left" style:number-wrapped-paragraphs="no-limit" style:wrap-contour="false" style:vertical-pos="from-top" style:vertical-rel="paragraph" style:horizontal-pos="righ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fo:text-indent="-0.25in" fo:margin-left="0.9917in"/>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fo:text-indent="-0.25in" fo:margin-left="1.2417in"/>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fo:text-indent="-0.25in" fo:margin-left="1.4917in"/>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fo:text-indent="-0.25in" fo:margin-left="1.7417in"/>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fo:text-indent="-0.25in" fo:margin-left="1.9917in"/>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fo:text-indent="-0.25in" fo:margin-left="2.2417in"/>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fo:text-indent="-0.25in" fo:margin-left="2.4917in"/>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fo:text-indent="-0.25in" fo:margin-left="2.7417in"/>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fo:text-indent="-0.25in" fo:margin-left="2.99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Character_5f_20_5f_style"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Fine_20_Dashed"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with_20_Fine_20_Dots" svg:stroke-color="#000000" draw:fill="none" draw:fill-color="#ffffff" fo:min-height="0.7008in" style:run-through="foreground" style:wrap="run-through" style:number-wrapped-paragraphs="no-limit" style:vertical-pos="middle"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6"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7"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22" draw:name="Shape2" draw:style-name="gr3" draw:text-style-name="P75" svg:width="8.2913in" svg:height="0.7012in" svg:x="-0.0217in" svg:y="5.4945in">
        <draw:text-box>
          <text:p text:style-name="P74"><text:span text:style-name="T64">C</text:span><text:span text:style-name="T64">O</text:span><text:span text:style-name="T64">U</text:span><text:span text:style-name="T64">V</text:span><text:span text:style-name="T64">E</text:span><text:span text:style-name="T64">R</text:span><text:span text:style-name="T64">T</text:span><text:span text:style-name="T64">U</text:span><text:span text:style-name="T64">R</text:span><text:span text:style-name="T64">E</text:span></text:p>
        </draw:text-box>
      </draw:frame>
      <text:p text:style-name="P58"/>
      <text:p text:style-name="P52">Tables des Matières</text:p>
      <text:p text:style-name="P8"/>
      <text:p text:style-name="P22"><draw:line text:anchor-type="paragraph" draw:z-index="23" draw:name="Shape3" draw:style-name="gr1" draw:text-style-name="P74" svg:x1="1.2236in" svg:y1="0.1717in" svg:x2="6.0717in" svg:y2="0.1717in"><text:p/></draw:line><text:a xlink:type="simple" xlink:href="#Avant-propos" text:style-name="Internet_20_link" text:visited-style-name="Visited_20_Internet_20_Link"><text:span text:style-name="T14">Avant Propos</text:span></text:a><text:span text:style-name="T1"> </text:span><text:span text:style-name="T49"><text:tab/><text:tab/><text:tab/><text:tab/><text:tab/><text:tab/><text:tab/><text:tab/><text:tab/><text:tab/><text:tab/><text:tab/><text:tab/><text:tab/><text:tab/><text:tab/><text:tab/>?</text:span></text:p>
      <text:p text:style-name="P23"><draw:line text:anchor-type="paragraph" draw:z-index="35" draw:name="Shape3" draw:style-name="gr1" draw:text-style-name="P74" svg:x1="0.9508in" svg:y1="0.1717in" svg:x2="6.0717in" svg:y2="0.1717in"><text:p/></draw:line><text:a xlink:type="simple" xlink:href="#Dédicaces" text:style-name="Internet_20_link" text:visited-style-name="Visited_20_Internet_20_Link"><text:span text:style-name="T3">Dédicaces</text:span></text:a><text:span text:style-name="T1"> </text:span><text:span text:style-name="T49"><text:tab/><text:tab/><text:tab/><text:tab/><text:tab/><text:tab/><text:tab/><text:tab/><text:tab/><text:tab/><text:tab/><text:tab/><text:tab/><text:tab/><text:tab/><text:tab/><text:tab/><text:tab/>?<text:tab/></text:span></text:p>
      <text:p text:style-name="P9"><draw:line text:anchor-type="paragraph" draw:z-index="36" draw:name="Shape3" draw:style-name="gr1" draw:text-style-name="P74" svg:x1="1.3807in" svg:y1="0.1717in" svg:x2="6.0717in" svg:y2="0.1717in"><text:p/></draw:line><text:a xlink:type="simple" xlink:href="#remerciement" text:style-name="Internet_20_link" text:visited-style-name="Visited_20_Internet_20_Link">Remerciement</text:a><text:tab/><text:tab/><text:tab/><text:tab/><text:tab/><text:tab/><text:tab/><text:tab/><text:tab/><text:tab/><text:tab/><text:tab/><text:tab/><text:tab/><text:tab/><text:tab/><text:tab/>?</text:p>
      <text:p text:style-name="P23"><draw:line text:anchor-type="paragraph" draw:z-index="37" draw:name="Shape3" draw:style-name="gr1" draw:text-style-name="P74" svg:x1="1.5783in" svg:y1="0.1717in" svg:x2="6.0713in" svg:y2="0.1717in"><text:p/></draw:line><text:span text:style-name="T3">Table des figures</text:span><text:span text:style-name="T1"> </text:span><text:span text:style-name="T49"><text:tab/><text:tab/><text:tab/><text:tab/><text:tab/><text:tab/><text:tab/><text:tab/><text:tab/><text:tab/><text:tab/><text:tab/><text:tab/><text:tab/><text:tab/><text:tab/>?<text:tab/></text:span></text:p>
      <text:p text:style-name="P9"><draw:line text:anchor-type="paragraph" draw:z-index="38" draw:name="Shape3" draw:style-name="gr1" draw:text-style-name="P74" svg:x1="2.7744in" svg:y1="0.1717in" svg:x2="6.0717in" svg:y2="0.1717in"><text:p/></draw:line>Table des sigles et <text:span text:style-name="T57">abréviations</text:span><text:tab/><text:tab/><text:tab/><text:tab/><text:tab/><text:tab/><text:tab/><text:tab/><text:tab/><text:tab/><text:tab/><text:tab/>?</text:p>
      <text:p text:style-name="P23"><draw:line text:anchor-type="paragraph" draw:z-index="39" draw:name="Shape3" draw:style-name="gr1" draw:text-style-name="P74" svg:x1="0.8681in" svg:y1="0.1807in" svg:x2="6.0717in" svg:y2="0.1717in"><text:p/></draw:line><text:span text:style-name="T3">Glossaire </text:span><text:span text:style-name="T1"><text:s/></text:span><text:span text:style-name="T49"><text:tab/><text:tab/><text:tab/><text:tab/><text:tab/><text:tab/><text:tab/><text:tab/><text:tab/><text:tab/><text:tab/><text:tab/><text:tab/><text:tab/><text:tab/><text:tab/><text:tab/><text:tab/>?<text:tab/></text:span></text:p>
      <text:p text:style-name="P9"><draw:line text:anchor-type="paragraph" draw:z-index="40" draw:name="Shape3" draw:style-name="gr1" draw:text-style-name="P74" svg:x1="0.7618in" svg:y1="0.1772in" svg:x2="6.0717in" svg:y2="0.1717in"><text:p/></draw:line><text:span text:style-name="T57">Résume</text:span> <text:tab/><text:tab/> <text:s text:c="3"/><text:tab/><text:tab/><text:tab/><text:tab/><text:tab/><text:tab/><text:tab/><text:tab/><text:tab/><text:tab/><text:tab/><text:tab/><text:tab/><text:tab/> <text:s text:c="12"/><text:tab/>?</text:p>
      <text:p text:style-name="P23"><draw:line text:anchor-type="paragraph" draw:z-index="41" draw:name="Shape3" draw:style-name="gr1" draw:text-style-name="P74" svg:x1="1.9929in" svg:y1="0.1717in" svg:x2="6.0713in" svg:y2="0.1717in"><text:p/></draw:line><text:span text:style-name="T3">Introduction </text:span><text:span text:style-name="T2">générale</text:span><text:span text:style-name="T1"> </text:span><text:span text:style-name="T49"><text:tab/><text:tab/><text:tab/><text:tab/><text:tab/><text:tab/><text:tab/><text:tab/><text:tab/><text:tab/><text:tab/><text:tab/><text:tab/><text:tab/><text:tab/>?</text:span></text:p>
      <text:p text:style-name="P24"><text:a xlink:type="simple" xlink:href="#Problématique" text:style-name="Internet_20_link" text:visited-style-name="Visited_20_Internet_20_Link"><text:span text:style-name="T3"/></text:a></text:p>
      <text:p text:style-name="P24"><draw:line text:anchor-type="paragraph" draw:z-index="46" draw:name="Shape3" draw:style-name="gr1" draw:text-style-name="P74" svg:x1="3.472in" svg:y1="0.1717in" svg:x2="6.0713in" svg:y2="0.1717in"><text:p/></draw:line><text:a xlink:type="simple" xlink:href="#Problématique" text:style-name="Internet_20_link" text:visited-style-name="Visited_20_Internet_20_Link"><text:span text:style-name="T3">C</text:span></text:a><text:a xlink:type="simple" xlink:href="#Problématique" text:style-name="Internet_20_link" text:visited-style-name="Visited_20_Internet_20_Link"><text:span text:style-name="T4">hapitre 1 <text:s/>: </text:span></text:a><text:a xlink:type="simple" xlink:href="#Problématique" text:style-name="Internet_20_link" text:visited-style-name="Visited_20_Internet_20_Link"><text:span text:style-name="T1"><text:s/></text:span></text:a><text:a xlink:type="simple" xlink:href="#Problématique" text:style-name="Internet_20_link" text:visited-style-name="Visited_20_Internet_20_Link"><text:span text:style-name="T15">Contexte </text:span></text:a><text:a xlink:type="simple" xlink:href="#Problématique" text:style-name="Internet_20_link" text:visited-style-name="Visited_20_Internet_20_Link"><text:span text:style-name="T16">général</text:span></text:a><text:a xlink:type="simple" xlink:href="#Problématique" text:style-name="Internet_20_link" text:visited-style-name="Visited_20_Internet_20_Link"><text:span text:style-name="T15"> du projet</text:span></text:a><text:span text:style-name="T49"><text:tab/><text:tab/><text:tab/><text:tab/><text:tab/><text:tab/><text:tab/><text:tab/><text:tab/><text:tab/>?</text:span></text:p>
      <text:p text:style-name="P53"><draw:line text:anchor-type="paragraph" draw:z-index="43" draw:name="Shape3" draw:style-name="gr1" draw:text-style-name="P74" svg:x1="1.7445in" svg:y1="0.1661in" svg:x2="6.0717in" svg:y2="0.1717in"><text:p/></draw:line><text:a xlink:type="simple" xlink:href="#Problématique" text:style-name="Internet_20_link" text:visited-style-name="Visited_20_Internet_20_Link"><text:span text:style-name="T46">1 . Problématique</text:span></text:a><text:span text:style-name="T61"> <text:tab/><text:tab/><text:tab/><text:tab/><text:tab/><text:tab/><text:tab/><text:tab/><text:tab/><text:tab/><text:tab/><text:tab/><text:tab/><text:tab/><text:tab/><text:tab/></text:span><text:span text:style-name="T46">?</text:span></text:p>
      <text:p text:style-name="P55"><draw:line text:anchor-type="paragraph" draw:z-index="24" draw:name="Shape4" draw:style-name="gr2" draw:text-style-name="P74" svg:x1="3.6146in" svg:y1="0.2102in" svg:x2="6.0291in" svg:y2="0.2055in"><text:p/></draw:line><text:span text:style-name="T58"><text:tab/></text:span><text:a xlink:type="simple" xlink:href="#1.1 Le système éducatif marocain en bref " text:style-name="Internet_20_link" text:visited-style-name="Visited_20_Internet_20_Link"><text:span text:style-name="T58">1.1 <text:s/>Le système éducatif marocain en bref</text:span></text:a><text:span text:style-name="T58"><text:tab/><text:tab/><text:tab/><text:tab/><text:tab/><text:tab/><text:tab/><text:tab/><text:tab/>?</text:span></text:p>
      <text:p text:style-name="P55"><draw:line text:anchor-type="paragraph" draw:z-index="25" draw:name="Shape4" draw:style-name="gr2" draw:text-style-name="P74" svg:x1="4.0047in" svg:y1="0.2055in" svg:x2="6.0291in" svg:y2="0.2055in"><text:p/></draw:line><text:span text:style-name="T58"><text:tab/></text:span><text:a xlink:type="simple" xlink:href="#1.2 Les défauts du système éducatif marocain" text:style-name="Internet_20_link" text:visited-style-name="Visited_20_Internet_20_Link"><text:span text:style-name="T58">1.2 <text:s/>Les défauts du système éducatif marocain</text:span></text:a><text:span text:style-name="T58"><text:tab/><text:tab/><text:tab/><text:tab/><text:tab/><text:tab/><text:tab/><text:tab/>?</text:span></text:p>
      <text:p text:style-name="P55"><draw:line text:anchor-type="paragraph" draw:z-index="26" draw:name="Shape4" draw:style-name="gr2" draw:text-style-name="P74" svg:x1="3.3189in" svg:y1="0.2055in" svg:x2="6.0291in" svg:y2="0.2055in"><text:p/></draw:line><text:span text:style-name="T58"><text:tab/></text:span><text:a xlink:type="simple" xlink:href="#1.3 Les mécanismes d’apprentissage" text:style-name="Internet_20_link" text:visited-style-name="Visited_20_Internet_20_Link"><text:span text:style-name="T58">1.3 <text:s/>Les mécanismes d’apprentissage</text:span></text:a><text:span text:style-name="T58"><text:tab/><text:tab/><text:tab/><text:tab/><text:tab/><text:tab/><text:tab/><text:tab/><text:tab/><text:tab/>?</text:span></text:p>
      <text:p text:style-name="P55"><draw:line text:anchor-type="paragraph" draw:z-index="42" draw:name="Shape4" draw:style-name="gr2" draw:text-style-name="P74" svg:x1="2.1819in" svg:y1="0.1929in" svg:x2="6.0291in" svg:y2="0.2055in"><text:p/></draw:line><text:span text:style-name="T58"><text:tab/></text:span><text:a xlink:type="simple" xlink:href="#1.4 Le problème réel" text:style-name="Internet_20_link" text:visited-style-name="Visited_20_Internet_20_Link"><text:span text:style-name="T58">1.4 <text:s/>Le problème réel</text:span></text:a><text:span text:style-name="T58"><text:tab/><text:tab/><text:tab/><text:tab/><text:tab/><text:tab/><text:tab/><text:tab/><text:tab/><text:tab/><text:tab/><text:tab/><text:tab/><text:tab/>?</text:span></text:p>
      <text:p text:style-name="P55"><draw:line text:anchor-type="paragraph" draw:z-index="27" draw:name="Shape4" draw:style-name="gr2" draw:text-style-name="P74" svg:x1="4.3366in" svg:y1="0.2055in" svg:x2="6.0291in" svg:y2="0.2055in"><text:p/></draw:line><text:span text:style-name="T58"><text:tab/></text:span><text:a xlink:type="simple" xlink:href="#1.5 Pourquoi investir dans l’éducation préscolaire" text:style-name="Internet_20_link" text:visited-style-name="Visited_20_Internet_20_Link"><text:span text:style-name="T58">1.5 <text:s/>Pourquoi investir dans l’éducation préscolaire ?</text:span></text:a><text:span text:style-name="T58"><text:tab/><text:tab/><text:tab/><text:tab/><text:tab/><text:tab/><text:tab/>?</text:span></text:p>
      <text:p text:style-name="P55"><draw:line text:anchor-type="paragraph" draw:z-index="28" draw:name="Shape4" draw:style-name="gr2" draw:text-style-name="P74" svg:x1="3.1291in" svg:y1="0.198in" svg:x2="6.0291in" svg:y2="0.2055in"><text:p/></draw:line><text:span text:style-name="T58"><text:tab/></text:span><text:a xlink:type="simple" xlink:href="#1.6 Questions de la problématique" text:style-name="Internet_20_link" text:visited-style-name="Visited_20_Internet_20_Link"><text:span text:style-name="T58">1.6 <text:s/>Questions de la problématique</text:span></text:a><text:span text:style-name="T58"><text:tab/><text:tab/><text:tab/><text:tab/><text:tab/><text:tab/><text:tab/><text:tab/><text:tab/><text:tab/><text:tab/>?</text:span></text:p>
      <text:p text:style-name="P55"><draw:line text:anchor-type="paragraph" draw:z-index="29" draw:name="Shape4" draw:style-name="gr2" draw:text-style-name="P74" svg:x1="4.1354in" svg:y1="0.2055in" svg:x2="6.0291in" svg:y2="0.2055in"><text:p/></draw:line><text:span text:style-name="T58"><text:tab/></text:span><text:a xlink:type="simple" xlink:href="#1.7 La digitalisation de la pédagogie Montessori " text:style-name="Internet_20_link" text:visited-style-name="Visited_20_Internet_20_Link"><text:span text:style-name="T58">1.7 <text:s/>La digitalisation de la pédagogie Montessori</text:span></text:a><text:span text:style-name="T58"><text:tab/><text:tab/><text:tab/><text:tab/><text:tab/><text:tab/><text:tab/><text:tab/>?</text:span></text:p>
      <text:p text:style-name="P54"><draw:line text:anchor-type="paragraph" draw:z-index="44" draw:name="Shape3" draw:style-name="gr1" draw:text-style-name="P74" svg:x1="2.4425in" svg:y1="0.1669in" svg:x2="6.0646in" svg:y2="0.1654in"><text:p/></draw:line><text:a xlink:type="simple" xlink:href="#Pédagogie de Montessori" text:style-name="Internet_20_link" text:visited-style-name="Visited_20_Internet_20_Link">2 . </text:a><text:a xlink:type="simple" xlink:href="#Pédagogie de Montessori" text:style-name="Internet_20_link" text:visited-style-name="Visited_20_Internet_20_Link">Pédagogie de Montessori</text:a><text:span text:style-name="T13"> <text:tab/><text:tab/><text:tab/><text:tab/><text:tab/><text:tab/><text:tab/><text:tab/><text:tab/><text:tab/><text:tab/><text:tab/><text:tab/></text:span><text:span text:style-name="T12">?</text:span></text:p>
      <text:p text:style-name="P55"><draw:line text:anchor-type="paragraph" draw:z-index="30" draw:name="Shape4" draw:style-name="gr2" draw:text-style-name="P74" svg:x1="3.8752in" svg:y1="0.2071in" svg:x2="6.0295in" svg:y2="0.2055in"><text:p/></draw:line><text:span text:style-name="T58"><text:tab/></text:span><text:a xlink:type="simple" xlink:href="#2.1 Qu’est-ce que la pédagogie Montessori" text:style-name="Internet_20_link" text:visited-style-name="Visited_20_Internet_20_Link"><text:span text:style-name="T59">2.1 <text:s/>Qu’est-ce que la pédagogie Montessori ? </text:span></text:a><text:span text:style-name="T58"><text:tab/><text:tab/><text:tab/><text:tab/><text:tab/><text:tab/><text:tab/><text:tab/>?</text:span></text:p>
      <text:p text:style-name="P55"><draw:line text:anchor-type="paragraph" draw:z-index="31" draw:name="Shape4" draw:style-name="gr2" draw:text-style-name="P74" svg:x1="3.9929in" svg:y1="0.2055in" svg:x2="6.0291in" svg:y2="0.2055in"><text:p/></draw:line><text:span text:style-name="T58"><text:tab/></text:span><text:a xlink:type="simple" xlink:href="#2.2 D'où vient la méthode Maria Montessori" text:style-name="Internet_20_link" text:visited-style-name="Visited_20_Internet_20_Link"><text:span text:style-name="T60">2</text:span></text:a><text:a xlink:type="simple" xlink:href="#2.2 D'où vient la méthode Maria Montessori" text:style-name="Internet_20_link" text:visited-style-name="Visited_20_Internet_20_Link"><text:span text:style-name="T58">.2 <text:s/>D'où vient la méthode Maria Montessori ?</text:span></text:a><text:span text:style-name="T58"><text:tab/><text:tab/><text:tab/><text:tab/><text:tab/><text:tab/><text:tab/><text:tab/>?</text:span></text:p>
      <text:p text:style-name="P55"><draw:line text:anchor-type="paragraph" draw:z-index="32" draw:name="Shape4" draw:style-name="gr2" draw:text-style-name="P74" svg:x1="3.9929in" svg:y1="0.2055in" svg:x2="6.0291in" svg:y2="0.2055in"><text:p/></draw:line><text:span text:style-name="T58"><text:tab/></text:span><text:a xlink:type="simple" xlink:href="#2.3 En quoi consiste la pédagogie Montessori" text:style-name="Internet_20_link" text:visited-style-name="Visited_20_Internet_20_Link"><text:span text:style-name="T60">2</text:span></text:a><text:a xlink:type="simple" xlink:href="#2.3 En quoi consiste la pédagogie Montessori" text:style-name="Internet_20_link" text:visited-style-name="Visited_20_Internet_20_Link"><text:span text:style-name="T58">.3 <text:s/>En quoi consiste la pédagogie Montessori</text:span></text:a><text:span text:style-name="T58"> <text:tab/><text:tab/><text:tab/><text:tab/><text:tab/><text:tab/><text:tab/><text:tab/>?</text:span></text:p>
      <text:p text:style-name="P55"><draw:line text:anchor-type="paragraph" draw:z-index="33" draw:name="Shape4" draw:style-name="gr2" draw:text-style-name="P74" svg:x1="2.9752in" svg:y1="0.2028in" svg:x2="6.0295in" svg:y2="0.2055in"><text:p/></draw:line><text:span text:style-name="T58"><text:tab/></text:span><text:a xlink:type="simple" xlink:href="#2.4 Comment l’enfant apprend" text:style-name="Internet_20_link" text:visited-style-name="Visited_20_Internet_20_Link"><text:span text:style-name="T60">2</text:span></text:a><text:a xlink:type="simple" xlink:href="#2.4 Comment l’enfant apprend" text:style-name="Internet_20_link" text:visited-style-name="Visited_20_Internet_20_Link"><text:span text:style-name="T58">.4 <text:s/>Comment l’enfant apprend ?</text:span></text:a><text:span text:style-name="T58"><text:tab/><text:tab/><text:tab/><text:tab/><text:tab/><text:tab/><text:tab/><text:tab/><text:tab/><text:tab/><text:tab/>?</text:span></text:p>
      <text:p text:style-name="P55"><draw:line text:anchor-type="paragraph" draw:z-index="45" draw:name="Shape4" draw:style-name="gr2" draw:text-style-name="P74" svg:x1="1.8508in" svg:y1="0.1945in" svg:x2="6.0291in" svg:y2="0.2055in"><text:p/></draw:line><text:span text:style-name="T58"><text:tab/></text:span><text:a xlink:type="simple" xlink:href="#2.5 A quel âge " text:style-name="Internet_20_link" text:visited-style-name="Visited_20_Internet_20_Link"><text:span text:style-name="T60">2</text:span></text:a><text:a xlink:type="simple" xlink:href="#2.5 A quel âge " text:style-name="Internet_20_link" text:visited-style-name="Visited_20_Internet_20_Link"><text:span text:style-name="T58">.5 <text:s text:c="2"/>A quel âge ?</text:span></text:a><text:span text:style-name="T58"><text:tab/><text:tab/><text:tab/><text:tab/><text:tab/><text:tab/><text:tab/><text:tab/><text:tab/><text:tab/><text:tab/><text:tab/><text:tab/><text:tab/><text:tab/>?</text:span></text:p>
      <text:p text:style-name="P56"><draw:line text:anchor-type="paragraph" draw:z-index="34" draw:name="Shape4" draw:style-name="gr2" draw:text-style-name="P74" svg:x1="5.1654in" svg:y1="0.2055in" svg:x2="6.0291in" svg:y2="0.2055in"><text:p/></draw:line><text:span text:style-name="T60"><text:tab/></text:span><text:a xlink:type="simple" xlink:href="#2.6 Le matériel Montessori : l’apprentissage par l’expérience" text:style-name="Internet_20_link" text:visited-style-name="Visited_20_Internet_20_Link"><text:span text:style-name="T60">2</text:span></text:a><text:a xlink:type="simple" xlink:href="#2.6 Le matériel Montessori : l’apprentissage par l’expérience" text:style-name="Internet_20_link" text:visited-style-name="Visited_20_Internet_20_Link"><text:span text:style-name="T58">.6 <text:s text:c="2"/>Le matériel Montessori : l’apprentissage par l’expérience</text:span></text:a><text:span text:style-name="T58"><text:tab/><text:tab/><text:tab/><text:tab/>?</text:span></text:p>
      <text:p text:style-name="P63"/>
      <text:p text:style-name="P29"><draw:line text:anchor-type="paragraph" draw:z-index="47" draw:name="Shape3" draw:style-name="gr1" draw:text-style-name="P74" svg:x1="4.2965in" svg:y1="0.1717in" svg:x2="6.0717in" svg:y2="0.1717in"><text:p/></draw:line><text:soft-page-break/><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10">2</text:span></text:a><text:a xlink:type="simple" xlink:href="#Problématique" text:style-name="Internet_20_link" text:visited-style-name="Visited_20_Internet_20_Link"><text:span text:style-name="T8"> <text:s/>:</text:span></text:a><text:span text:style-name="T8"> </text:span><text:span text:style-name="T7">Analyse et specification des besoins <text:s text:c="14"/></text:span><text:span text:style-name="T17"><text:tab/><text:tab/><text:tab/><text:tab/><text:tab/>?</text:span></text:p>
      <text:p text:style-name="P27"><text:a xlink:type="simple" xlink:href="#Problématique" text:style-name="Internet_20_link" text:visited-style-name="Visited_20_Internet_20_Link"><text:span text:style-name="T7"/></text:a></text:p>
      <text:p text:style-name="P27"><draw:line text:anchor-type="paragraph" draw:z-index="50" draw:name="Shape3" draw:style-name="gr1" draw:text-style-name="P74" svg:x1="3.2654in" svg:y1="0.1862in" svg:x2="6.0717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3</text:span></text:a><text:a xlink:type="simple" xlink:href="#Problématique" text:style-name="Internet_20_link" text:visited-style-name="Visited_20_Internet_20_Link"><text:span text:style-name="T8"> <text:s/>:</text:span></text:a><text:span text:style-name="T8"> </text:span><text:span text:style-name="T7">L'organisation du projet <text:s/><text:tab/> <text:s text:c="14"/></text:span><text:span text:style-name="T17"><text:tab/><text:tab/><text:tab/><text:tab/><text:tab/><text:tab/><text:tab/>?</text:span></text:p>
      <text:p text:style-name="P28"><text:a xlink:type="simple" xlink:href="#Problématique" text:style-name="Internet_20_link" text:visited-style-name="Visited_20_Internet_20_Link"><text:span text:style-name="T7"/></text:a></text:p>
      <text:p text:style-name="P28"><draw:line text:anchor-type="paragraph" draw:z-index="51" draw:name="Shape3" draw:style-name="gr1" draw:text-style-name="P74" svg:x1="3.411in" svg:y1="0.2028in" svg:x2="6.0713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4 <text:s/></text:span></text:a><text:a xlink:type="simple" xlink:href="#Problématique" text:style-name="Internet_20_link" text:visited-style-name="Visited_20_Internet_20_Link"><text:span text:style-name="T8">:</text:span></text:a><text:span text:style-name="T8"> </text:span><text:span text:style-name="T7">La mod</text:span><text:span text:style-name="T19">é</text:span><text:span text:style-name="T7">lisation du projet<text:tab/><text:tab/><text:tab/></text:span><text:span text:style-name="T17"><text:tab/><text:tab/><text:tab/><text:tab/><text:tab/><text:tab/><text:tab/>?</text:span></text:p>
      <text:p text:style-name="P57"><draw:line text:anchor-type="paragraph" draw:z-index="48" draw:name="Shape4" draw:style-name="gr2" draw:text-style-name="P74" svg:x1="1.7236in" svg:y1="0.2091in" svg:x2="6.0291in" svg:y2="0.2055in"><text:p/></draw:line><text:span text:style-name="T52">4</text:span><text:span text:style-name="T53">.1 <text:s/>L</text:span><text:span text:style-name="T52">a conception</text:span><text:span text:style-name="T53"><text:tab/><text:tab/><text:tab/><text:tab/><text:tab/><text:tab/><text:tab/><text:tab/><text:tab/><text:tab/><text:tab/><text:tab/><text:tab/><text:tab/><text:tab/><text:tab/>?</text:span></text:p>
      <text:p text:style-name="P57"><draw:line text:anchor-type="paragraph" draw:z-index="49" draw:name="Shape4" draw:style-name="gr2" draw:text-style-name="P74" svg:x1="1.7236in" svg:y1="0.2091in" svg:x2="6.0291in" svg:y2="0.2055in"><text:p/></draw:line><text:span text:style-name="T52">4</text:span><text:span text:style-name="T53">.</text:span><text:span text:style-name="T52">2</text:span><text:span text:style-name="T53"> <text:s/>L</text:span><text:span text:style-name="T52">a réalisation</text:span><text:span text:style-name="T53"><text:tab/><text:tab/><text:tab/><text:tab/><text:tab/><text:tab/><text:tab/><text:tab/><text:tab/><text:tab/><text:tab/><text:tab/><text:tab/><text:tab/><text:tab/><text:tab/>?</text:span></text:p>
      <text:p text:style-name="P27"><text:a xlink:type="simple" xlink:href="#Problématique" text:style-name="Internet_20_link" text:visited-style-name="Visited_20_Internet_20_Link"><text:span text:style-name="T7"/></text:a></text:p>
      <text:p text:style-name="P27"><draw:line text:anchor-type="paragraph" draw:z-index="52" draw:name="Shape3" draw:style-name="gr1" draw:text-style-name="P74" svg:x1="1.1075in" svg:y1="0.1717in" svg:x2="6.0713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5 </text:span></text:a><text:a xlink:type="simple" xlink:href="#Problématique" text:style-name="Internet_20_link" text:visited-style-name="Visited_20_Internet_20_Link"><text:span text:style-name="T8"><text:s/>: </text:span></text:a><text:span text:style-name="T8"><text:tab/><text:tab/><text:tab/><text:tab/><text:tab/><text:tab/><text:tab/><text:tab/><text:tab/><text:tab/><text:tab/><text:tab/></text:span><text:span text:style-name="T17"><text:tab/><text:tab/><text:tab/><text:tab/><text:tab/><text:tab/>?</text:span></text:p>
      <text:p text:style-name="P27"><text:a xlink:type="simple" xlink:href="#Problématique" text:style-name="Internet_20_link" text:visited-style-name="Visited_20_Internet_20_Link"><text:span text:style-name="T7"/></text:a></text:p>
      <text:p text:style-name="P27"><draw:line text:anchor-type="paragraph" draw:z-index="53" draw:name="Shape3" draw:style-name="gr1" draw:text-style-name="P74" svg:x1="2.7654in" svg:y1="0.1862in" svg:x2="6.0717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6 </text:span></text:a><text:a xlink:type="simple" xlink:href="#Problématique" text:style-name="Internet_20_link" text:visited-style-name="Visited_20_Internet_20_Link"><text:span text:style-name="T8"><text:s/>:</text:span></text:a><text:span text:style-name="T8"> </text:span><text:span text:style-name="T9">Le bilan de projet<text:tab/><text:tab/><text:tab/><text:tab/><text:tab/><text:tab/><text:tab/></text:span><text:span text:style-name="T17"><text:tab/><text:tab/><text:tab/><text:tab/><text:tab/><text:tab/>?</text:span></text:p>
      <text:p text:style-name="P64"/>
      <text:p text:style-name="P27"><draw:line text:anchor-type="paragraph" draw:z-index="54" draw:name="Shape3" draw:style-name="gr1" draw:text-style-name="P74" svg:x1="1.7339in" svg:y1="0.2134in" svg:x2="6.0713in" svg:y2="0.1717in"><text:p/></draw:line><text:span text:style-name="T17">Conclusion </text:span><text:span text:style-name="T18">général</text:span><text:span text:style-name="T17"><text:tab/><text:tab/><text:tab/><text:tab/><text:tab/><text:tab/><text:tab/><text:tab/><text:tab/><text:tab/><text:tab/><text:tab/><text:tab/><text:tab/><text:tab/><text:tab/>?</text:span></text:p>
      <text:p text:style-name="P65"/>
      <text:p text:style-name="P32"><draw:line text:anchor-type="paragraph" draw:z-index="55" draw:name="Shape3" draw:style-name="gr1" draw:text-style-name="P74" svg:x1="1.0154in" svg:y1="0.2197in" svg:x2="6.0717in" svg:y2="0.1717in"><text:p/></draw:line><text:span text:style-name="T50">Références<text:tab/><text:tab/></text:span><text:span text:style-name="T51"><text:tab/><text:tab/><text:tab/><text:tab/><text:tab/><text:tab/><text:tab/><text:tab/><text:tab/><text:tab/><text:tab/><text:tab/><text:tab/><text:tab/><text:tab/><text:tab/>?</text:span></text:p>
      <text:p text:style-name="P26"/>
      <text:p text:style-name="P26"/>
      <text:p text:style-name="P26"/>
      <text:p text:style-name="P69"/>
      <text:p text:style-name="P68"/>
      <text:p text:style-name="P68"><text:bookmark-start text:name="Avant-propos"/>Avant-propos<text:bookmark-end text:name="Avant-propos"/></text:p>
      <text:p text:style-name="P26"/>
      <text:p text:style-name="P67">La Formation licence fondamentale Sciences Mathématiques et Informatiques du département informatique de la faculté des sciences Semlalia Marrakech est complétée par un projet tutoré de deux mois, du 1ére mai au 30 juin, afin d’adapter la formation académique aux exigences du marché de l’emploi, rendre plus pratique les connaissances théoriques acquises durant les années d’études, donner une vision du domaine du travail et préparer l’étudiant à l’insertion au domaine professionnel.</text:p>
      <text:p text:style-name="P67"/>
      <text:p text:style-name="P67">Compte tenu de la crise mondiale actuelle à cause du <text:span text:style-name="T45">COVID</text:span><text:span text:style-name="T43">-19</text:span>, on a effectué ce stage depuis nos maisons sous la direction de <text:s/><text:span text:style-name="T43">Pr E. Abdelwahed</text:span> (Professeur à la faculté des sciences Semlalia à Marrakech), ce dernier nous a proposé de collaborer à la réalisation et au développement d'un projet qui se déroule sur la réalisation d’une application mobile flexible et pédagogique, afin de donner aux enfants la capacité <text:s/>d’agir sur leur expérience et de la maîtriser, renforçant ainsi leurs capacités de résilience et d'adaptation.</text:p>
      <text:p text:style-name="P70"><text:bookmark-start text:name="Dédicaces"/>Dédicaces<text:bookmark-end text:name="Dédicaces"/></text:p>
      <text:p text:style-name="P5"/>
      <text:p text:style-name="P18">Nous dédions ce travail :</text:p>
      <text:p text:style-name="P5"/>
      <text:p text:style-name="P5"/>
      <text:p text:style-name="P19">À nos très chers parents</text:p>
      <text:p text:style-name="P6">Aucun<text:span text:style-name="T56">e</text:span> dédicace ne peut exprimer notre respect, notre amour éternel et notre considération pour les sacrifices que vous avez faits pour notre éducation et notre bien-être.</text:p>
      <text:p text:style-name="P6">Nous vous remercions pour tout le soutien et l’amour que vous nous avez donnés depuis notre enfance et nous espérons que votre bénédiction nous accompagnera toujours.</text:p>
      <text:p text:style-name="P5"/>
      <text:p text:style-name="P5"/>
      <text:p text:style-name="P5"><text:s/><text:span text:style-name="T27">Nos frères et sœurs</text:span> </text:p>
      <text:p text:style-name="P6">Pour leur indulgence en notre faveur qu’ils touchent ici l’affection la plus intime qu’on ressent à leur égard.</text:p>
      <text:p text:style-name="P5"/>
      <text:p text:style-name="P5"/>
      <text:p text:style-name="P5"><text:s/><text:span text:style-name="T27">Nos Professeurs de la faculté des science Semlaila</text:span> </text:p>
      <text:p text:style-name="P6">C’est grâce à vous qu’on a pu atteindre ce stade, grâce à votre professionnalisme et à vos conseils précieux, nous sommes arrivés à cette étape marquante dans notre cursus scolaire.</text:p>
      <text:p text:style-name="P5"/>
      <text:p text:style-name="P5"/>
      <text:p text:style-name="P5"><text:s/><text:span text:style-name="T27">Notre cher Professeur El-Hassan Abdelwahed</text:span> </text:p>
      <text:p text:style-name="P6">Nous voulions vous adresser nos remerciements les plus sincères pour votre soutien, votre enseignement et vos conseils tout au long de la dernière année. </text:p>
      <text:p text:style-name="P5"/>
      <text:p text:style-name="P5"/>
      <text:p text:style-name="P5"><text:s/><text:span text:style-name="T27">Nos amis et collègues</text:span> </text:p>
      <text:p text:style-name="P30"><text:span text:style-name="T22">Pour leur compagnie et bons moments passés ensemble, Aucun mot ne pourrait exprimer notre reconnaissance et notre gratitude.</text:span><text:span text:style-name="T20"> </text:span></text:p>
      <text:p text:style-name="P71"><text:bookmark-start text:name="remerciement"/>Remerciement<text:bookmark-end text:name="remerciement"/></text:p>
      <text:p text:style-name="P5"/>
      <text:p text:style-name="P5"/>
      <text:p text:style-name="P7">Au nom de Dieu le Clément, le Tout Miséricordieux.</text:p>
      <text:p text:style-name="P7">Nous remercions tout d'abord Dieu de nous avoir offert tout ce que nous possédons. </text:p>
      <text:p text:style-name="P6"/>
      <text:p text:style-name="P6"/>
      <text:p text:style-name="P5"><text:span text:style-name="T21">Nous tenons à remercier vivement notre encadreur </text:span><text:span text:style-name="T25">Pr E. Abdelwahed</text:span><text:span text:style-name="T21"> pour avoir accepté de diriger et suivre la réalisation de notre projet, pour ses conseils et remarques qui nous étés d'un grand apport.</text:span></text:p>
      <text:p text:style-name="P6"/>
      <text:p text:style-name="P6">Nous remercions également les membres de jury pour avoir accepté de juger et critiquer ce travail, ainsi que tous ceux qu’ont honoré de leur présence. </text:p>
      <text:p text:style-name="P6"/>
      <text:p text:style-name="P5"><text:span text:style-name="T21">Nous remercions aussi l'ensemble des enseignants qui ont participé à no</text:span><text:span text:style-name="T23">tre </text:span><text:span text:style-name="T21"><text:s/>formation. </text:span></text:p>
      <text:p text:style-name="P5"><text:span text:style-name="T21">Comme nous tenons à remercier l’ensemble des enseignants à la </text:span><text:span text:style-name="T24">faculté</text:span><text:span text:style-name="T21"> des sciences Semlalia </text:span><text:span text:style-name="T26">FSSM</text:span><text:span text:style-name="T21">.</text:span></text:p>
      <text:p text:style-name="P6"/>
      <text:p text:style-name="P6">Enfin, nous aimerions remercier touts nos amis et nos collègues pour leur amitié, leur soutien, et à toute personne ayant contribué à la réalisation de ce travail, et tous ceux qui se sont intéressés à notre projet.</text:p>
      <text:p text:style-name="P6"/>
      <text:p text:style-name="P6"/>
      <text:p text:style-name="P6">Merci à tous et à toutes.</text:p>
      <text:p text:style-name="P20"/>
      <text:p text:style-name="P33"/>
      <text:p text:style-name="P31">AALLOUL OUTMAN ET AMAACH AMINE</text:p>
      <text:p text:style-name="P59"><text:span text:style-name="T62">Chapitre 1 : </text:span>Contexte général du projet</text:p>
      <text:p text:style-name="P36"/>
      <text:p text:style-name="P35"><text:span text:style-name="T62">1 . </text:span><text:bookmark-start text:name="Problématique"/>Problématique<text:bookmark-end text:name="Problématique"/></text:p>
      <text:p text:style-name="P34"/>
      <text:p text:style-name="P34"><text:bookmark-start text:name="1.1 Le système éducatif marocain en bref "/><text:span text:style-name="T41">1.1 </text:span>Le système éducatif marocain en bref <text:bookmark-end text:name="1.1 Le système éducatif marocain en bref "/></text:p>
      <text:p text:style-name="P37"><text:span text:style-name="Police_20_par_20_défaut"><text:span text:style-name="T5">Le système éducatif marocain</text:span></text:span><text:span text:style-name="Police_20_par_20_défaut"><text:span text:style-name="T6"> </text:span></text:span><text:span text:style-name="Police_20_par_20_défaut"><text:span text:style-name="T5">est caractérisé par la cohabitation du système public et privé, et de l'enseignement francophone et arabophone. Ce système comprend les enseignements préscolaire, primaire, secondaire et universitaire. L’enseignement préscolaire est obligatoire et accessible à tous les enfants de moins de six ans. Le cycle de l'enseignement primaire dure six ans et accueille les enfants de 6 à 12 ans. </text:span></text:span><text:span text:style-name="Police_20_par_20_défaut"><text:span text:style-name="T28">L'</text:span></text:span><text:a xlink:type="simple" xlink:href="https://fr.wikipedia.org/wiki/Enseignement_secondaire" office:target-frame-name="_top" xlink:show="replace" text:style-name="Internet_20_link" text:visited-style-name="Visited_20_Internet_20_Link"><text:span text:style-name="Lien_20_hypertexte"><text:span text:style-name="T42">enseignement secondaire</text:span></text:span></text:a><text:span text:style-name="Police_20_par_20_défaut"><text:span text:style-name="T5"> s'ouvre par un premier cycle d'enseignement collégial de trois ans, dénommé « Collège », et suivi par les élèves entre 13 ans et 15 ans, après un deuxième cycle  d'enseignement secondaire supérieur dénommé « Lycée », et suivi par les élèves entre 15 ans et 18 ans, et dernièrement l’enseignement supérieur.</text:span></text:span></text:p>
      <text:p text:style-name="P39"/>
      <text:p text:style-name="P38"><text:bookmark-start text:name="1.2 Les défauts du système éducatif marocain"/><text:span text:style-name="T36">1.2 </text:span><text:span text:style-name="T35">Les défauts du système éducatif marocain</text:span><text:bookmark-end text:name="1.2 Les défauts du système éducatif marocain"/></text:p>
      <text:p text:style-name="P37"><text:span text:style-name="Police_20_par_20_défaut"><text:span text:style-name="T30">De nombreuses personnes soulignent les défauts de notre système scolaire actuel. Certaines d’entre elles en appellent à un changement dans les pratiques éducatives, et notamment au recours à certaines pédagogies qui pourraient favoriser un meilleur apprentissage tout en garantissant le bien être des élèves. Ce genre de revendication provient en partie du fait que le mal être semble augmenter à l’école, aussi bien du côté des élèves que de celui des professeurs. Une déviance s’affirme également vis à vis de l’école française qui ne semble plus tenir ses promesses en matière d’efficacité, comme en témoignent ces chiffres alarmants : chaque année, </text:span></text:span><text:span text:style-name="Police_20_par_20_défaut"><text:span text:style-name="T31">25%</text:span></text:span><text:span text:style-name="Police_20_par_20_défaut"><text:span text:style-name="T34"> c’est le pourcentage d’enfants qui sortent du cycle primaire chaque année avec des acquis fragiles et insuffisants, en lecture, mathématique et écriture. A ces </text:span></text:span><text:span text:style-name="Police_20_par_20_défaut"><text:span text:style-name="T31">25%</text:span></text:span><text:span text:style-name="Police_20_par_20_défaut"><text:span text:style-name="T34"> d’enfants s’ajoutent </text:span></text:span><text:span text:style-name="Police_20_par_20_défaut"><text:span text:style-name="T31">15%</text:span></text:span><text:span text:style-name="Police_20_par_20_défaut"><text:span text:style-name="T34"> d’enfants qui sortiront chaque année du primaire en n’ayant pas les acquis de base, ce qui nous fait un total de </text:span></text:span><text:span text:style-name="Police_20_par_20_défaut"><text:span text:style-name="T31">40%</text:span></text:span><text:span text:style-name="Police_20_par_20_défaut"><text:span text:style-name="T34"> d’enfants chaque année, soit environ </text:span></text:span><text:span text:style-name="Police_20_par_20_défaut"><text:span text:style-name="T31">300,000</text:span></text:span><text:span text:style-name="Police_20_par_20_défaut"><text:span text:style-name="T34"> élèves sortent du primaire avec des graves lacunes « </text:span></text:span><text:span text:style-name="Police_20_par_20_défaut"><text:span text:style-name="T31">rapport du haut conseil de l’éducation </text:span></text:span><text:span text:style-name="Police_20_par_20_défaut"><text:span text:style-name="T34">», et ce rapport précise que ces lacunes les empêcheront de poursuivre une scolarité normale au collège.</text:span></text:span></text:p>
      <text:p text:style-name="P41"><text:span text:style-name="Police_20_par_20_défaut"><text:span text:style-name="T38"/></text:span></text:p>
      <text:p text:style-name="P41"><text:bookmark-start text:name="1.3 Les mécanismes d’apprentissage"/><text:soft-page-break/><text:span text:style-name="Police_20_par_20_défaut"><text:span text:style-name="T38">1.3 </text:span></text:span><text:span text:style-name="Police_20_par_20_défaut"><text:span text:style-name="T37">Les mécanismes d’apprentissage</text:span></text:span><text:bookmark-end text:name="1.3 Les mécanismes d’apprentissage"/></text:p>
      <text:p text:style-name="P41"><text:span text:style-name="Police_20_par_20_défaut"><text:span text:style-name="T37"/></text:span></text:p>
      <text:p text:style-name="P45">Les informations solides que nous donnent les sciences cognitives, pour comprendre la façon dont l’être humain apprend, la première chose c’est l’attention, c’est-à-dire que pour apprendre il faut être attentif, la deuxième chose il faut 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49"/>
      <text:p text:style-name="P47"><text:bookmark-start text:name="1.4 Le problème réel"/><text:span text:style-name="T44">1.4 </text:span><text:span text:style-name="T43">Le problème réel</text:span><text:bookmark-end text:name="1.4 Le problème réel"/></text:p>
      <text:p text:style-name="P42"/>
      <text:p text:style-name="P45"/>
      <text:p text:style-name="P45">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é par l’enseignant.</text:p>
      <text:p text:style-name="P45">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45">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50"/>
      <text:p text:style-name="P48"><text:bookmark-start text:name="1.5 Pourquoi investir dans l’éducation préscolaire"/><text:span text:style-name="T44">1.5 </text:span><text:span text:style-name="T43">Pourquoi investir dans l’éducation préscolaire ?</text:span><text:bookmark-end text:name="1.5 Pourquoi investir dans l’éducation préscolaire"/></text:p>
      <text:p text:style-name="P43"/>
      <text:p text:style-name="P46"/>
      <text:p text:style-name="P46">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text:soft-page-break/>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49"/>
      <text:p text:style-name="P49"/>
      <text:p text:style-name="P47"><text:bookmark-start text:name="1.6 Questions de la problématique"/><text:span text:style-name="T44">1.6 </text:span><text:span text:style-name="T43">Questions de la problématique</text:span><text:bookmark-end text:name="1.6 Questions de la problématique"/></text:p>
      <text:p text:style-name="P44"/>
      <text:p text:style-name="P41"><text:span text:style-name="Police_20_par_20_défaut"><text:span text:style-name="T30"/></text:span></text:p>
      <text:p text:style-name="P41"><text:span text:style-name="Police_20_par_20_défaut"><text:span text:style-name="T30">Plusieurs questions se posent à cause de cette problématique, dans quelle mesure l’apprentissage des enfants, est-il une nécessité ? </text:span></text:span><text:span text:style-name="Police_20_par_20_défaut"><text:span text:style-name="T29">Quelle communication entre acteurs de l’enseignement et leurs élèves ? Quel modèle de l’éducation il faut suivre ? La pédagogie Montessori, quel est son rôle dans tout cela ? <text:s/>Que peut donner cette pédagogie pour aider à résoudre le problème ?</text:span></text:span></text:p>
      <text:p text:style-name="P41"><text:span text:style-name="Police_20_par_20_défaut"><text:span text:style-name="T40"/></text:span></text:p>
      <text:p text:style-name="P41"><text:bookmark-start text:name="1.7 La digitalisation de la pédagogie Montessori "/><text:span text:style-name="Police_20_par_20_défaut"><text:span text:style-name="T40">1.7 </text:span></text:span><text:span text:style-name="Police_20_par_20_défaut"><text:span text:style-name="T39">La digitalisation de la pédagogie Montessori </text:span></text:span><text:bookmark-end text:name="1.7 La digitalisation de la pédagogie Montessori "/></text:p>
      <text:p text:style-name="P41"><text:span text:style-name="Police_20_par_20_défaut"><text:span text:style-name="T30"/></text:span></text:p>
      <text:p text:style-name="P41"><text:span text:style-name="Police_20_par_20_défaut"><text:span text:style-name="T30">Les découvertes en neurosciences confirment ce que </text:span></text:span><text:span text:style-name="Police_20_par_20_défaut"><text:span text:style-name="T32">Maria Montessori </text:span></text:span><text:span text:style-name="Police_20_par_20_défaut"><text:span text:style-name="T30">(Voir chapitre suivant) avait commencé à explorer il y a déjà plus de cent ans. </text:span></text:span><text:span text:style-name="Police_20_par_20_défaut"><text:span text:style-name="T32">Steve Hughes</text:span></text:span><text:span text:style-name="Police_20_par_20_défaut"><text:span text:style-name="T30">, neuropsychologue et pédiatre, confirme, lui, après des années d’expérimentation que la Méthode Montessori renforce quelques fonctions cérébrales qui aident à étendre le développement cognitif. Il appelé cette méthode le « système original d’apprentissage basé sur le cerveau ».</text:span></text:span></text:p>
      <text:p text:style-name="P41"><text:span text:style-name="Police_20_par_20_défaut"><text:span text:style-name="T30"/></text:span></text:p>
      <text:p text:style-name="P41"><text:span text:style-name="Police_20_par_20_défaut"><text:span text:style-name="T30">C’est la méthodologie Montessori qui renforce bel et bien le développement neurologique. Voici ce qu’ont découvert les neurosciences :</text:span></text:span></text:p>
      <text:list xml:id="list2909111100" text:style-name="L1">
        <text:list-item>
          <text:p text:style-name="P62"><text:span text:style-name="Police_20_par_20_défaut"><text:span text:style-name="T30">Les mains sont l’instrument du cerveau</text:span></text:span></text:p>
        </text:list-item>
        <text:list-item>
          <text:p text:style-name="P62"><text:span text:style-name="Police_20_par_20_défaut"><text:span text:style-name="T30">L’expérimentation naturelle renforce les capacités et compétences</text:span></text:span></text:p>
        </text:list-item>
        <text:list-item>
          <text:p text:style-name="P62"><text:span text:style-name="Police_20_par_20_défaut"><text:span text:style-name="T30">Les fonctions exécutives permettent de manipuler des idées mentalement</text:span></text:span></text:p>
        </text:list-item>
        <text:list-item>
          <text:p text:style-name="P62"><text:span text:style-name="Police_20_par_20_défaut"><text:span text:style-name="T30">Les périodes sensibles ou les fenêtres de l’opportunité dans l’enfance</text:span></text:span></text:p>
        </text:list-item>
        <text:list-item>
          <text:p text:style-name="P62"><text:span text:style-name="Police_20_par_20_défaut"><text:span text:style-name="T30">Les neurones miroirs comme base de l’apprentissage</text:span></text:span></text:p>
        </text:list-item>
      </text:list>
      <text:p text:style-name="P41"><text:span text:style-name="Police_20_par_20_défaut"><text:span text:style-name="T30">En somme quatre facteurs facilitent l’apprentissage : l’attention, l’engagement actif, le test ou retour d’information et la consolidation des acquis.</text:span></text:span></text:p>
      <text:p text:style-name="P41"><text:span text:style-name="Police_20_par_20_défaut"><text:span text:style-name="T29"/></text:span></text:p>
      <text:p text:style-name="P41"><text:span text:style-name="Police_20_par_20_défaut"><text:span text:style-name="T29">Depuis le début des années 2000, les outils technologiques se sont introduits petit à petit dans le monde de l’éducation, permettant avant tout d’élargir l’accès à la connaissance, qui peut toucher dorénavant tous ceux qui ont un accès à internet.</text:span></text:span></text:p>
      <text:p text:style-name="P41"><text:span text:style-name="Police_20_par_20_défaut"><text:span text:style-name="T29"/></text:span></text:p>
      <text:p text:style-name="P41"><text:span text:style-name="Police_20_par_20_défaut"><text:span text:style-name="T29">Il nous a paru tout naturel d’utiliser cette formidable opportunité qu’offre le digital pour digitaliser cette pédagogie sous la forme d'une application mobile, ce qui </text:span></text:span><text:span text:style-name="Police_20_par_20_défaut"><text:span text:style-name="T33">l’objectif de notre projet</text:span></text:span><text:span text:style-name="Police_20_par_20_défaut"><text:span text:style-name="T29">.</text:span></text:span></text:p>
      <text:p text:style-name="P41"><text:span text:style-name="Police_20_par_20_défaut"><text:span text:style-name="T30"/></text:span></text:p>
      <text:p text:style-name="P41"><text:soft-page-break/><text:span text:style-name="Police_20_par_20_défaut"><text:span text:style-name="T30">L’objectif de notre projet est de construire une application mobile sous la forme d’un jeu sérieux dédie aux enfants de 3 à 7 ans conçu sur la pédagogie Montessori, ce jeu propose aux enfants de solides bases pour les apprentissages essentiels que sont la lecture, l'écriture et les sciences. Notre application promeut en plus les arts et la créativité et propose des activés ludiques très variées dans un environnement graphique attrayant. <text:s text:c="3"/></text:span></text:span></text:p>
      <text:p text:style-name="P40"><text:span text:style-name="Police_20_par_20_défaut"><text:span text:style-name="T30">Les enfants de 3 à 7 ans vont raffoler de cet univers où ils peuvent naviguer d'une activité à l'autre dans un environnement familier puisqu'il s'agit d'une école. Ils vont participer aux activités, gagner des points pour rester motivés et beaucoup d’autres fonctionnalités, nous discuterons en détails dans le chapitre dédie à la réalisation de l’application. </text:span></text:span></text:p>
      <text:p text:style-name="P72"><text:span text:style-name="T62">2 . </text:span><text:bookmark-start text:name="Pédagogie de Montessori"/>Pédagogie de Montessori<text:bookmark-end text:name="Pédagogie de Montessori"/></text:p>
      <text:p text:style-name="P10"/>
      <text:p text:style-name="P12"/>
      <text:p text:style-name="P12"><text:bookmark-start text:name="2.1 Qu’est-ce que la pédagogie Montessori"/><text:span text:style-name="T54">2.1 </text:span>Qu’est-ce que la pédagogie Montessori ?<text:bookmark-end text:name="2.1 Qu’est-ce que la pédagogie Montessori"/></text:p>
      <text:p text:style-name="P14"/>
      <text:p text:style-name="P21"><text:span text:style-name="Police_20_par_20_défaut"><text:span text:style-name="T47">La pédagogie Montessori est basée sur les observations et les découvertes de </text:span></text:span><text:span text:style-name="Police_20_par_20_défaut"><text:span text:style-name="T48">Maria Montessori</text:span></text:span><text:span text:style-name="Police_20_par_20_défaut"><text:span text:style-name="T47">, médecin et pédagogue italienne, à la fin du XIXe et au début du XXe siècle. Après avoir observé des enfants attentivement et tels qu’ils sont durant de longues heures, Maria Montessori a préparé des activités destinées à les aider dans leur développement, elle a notamment découvert que si les enfants évoluent dans un environnement spécialement adapté, ils sont plus concentrés et ont un meilleur contrôle d’eux-mêmes. La philosophie Montessori est basée sur une approche éducative globale, de la naissance à l’âge adulte. La pédagogie Montessori est le résultat </text:span></text:span><text:span text:style-name="Police_20_par_20_défaut"><text:span text:style-name="T48">d’observations d’enfants de milieux culturels variés</text:span></text:span><text:span text:style-name="Police_20_par_20_défaut"><text:span text:style-name="T47">, qui ont permis à Maria Montessori de conclure que tous les enfants sont pourvus de capacités universelles leur permettant d’acquérir des connaissances. Aujourd’hui, la pédagogie Montessori est utilisée dans le monde entier.</text:span></text:span></text:p>
      <text:p text:style-name="P17"/>
      <text:p text:style-name="P13"><text:bookmark-start text:name="2.2 D'où vient la méthode Maria Montessori"/><text:span text:style-name="T54">2.2 </text:span>D'où vient la méthode Maria Montessori ?<text:bookmark-end text:name="2.2 D'où vient la méthode Maria Montessori"/></text:p>
      <text:p text:style-name="P17"/>
      <text:p text:style-name="P21"><draw:frame draw:style-name="fr2" draw:name="Image1" text:anchor-type="paragraph" svg:y="0.0098in" svg:width="2.7291in" style:rel-width="scale" svg:height="3.7535in" style:rel-height="scale" draw:z-index="18"><draw:image xlink:href="Pictures/100000000000012D00000190BC86F94500E1E1BC.jpg" xlink:type="simple" xlink:show="embed" xlink:actuate="onLoad" loext:mime-type="image/jpeg"/></draw:frame><draw:frame text:anchor-type="paragraph" draw:z-index="20" draw:name="Shape1" draw:style-name="gr4" draw:text-style-name="P77" svg:width="1.813in" svg:height="0.1697in" svg:x="5.0299in" svg:y="3.7626in"><draw:text-box><text:p text:style-name="P74"><text:span text:style-name="T66">F</text:span><text:span text:style-name="T66">i</text:span><text:span text:style-name="T66">g</text:span><text:span text:style-name="T66">u</text:span><text:span text:style-name="T66">r</text:span><text:span text:style-name="T66">e</text:span><text:span text:style-name="T66"> </text:span><text:span text:style-name="T66">1</text:span><text:span text:style-name="T66"> </text:span><text:span text:style-name="T66">:</text:span><text:span text:style-name="T66"> </text:span><text:span text:style-name="T66">M</text:span><text:span text:style-name="T66">a</text:span><text:span text:style-name="T66">r</text:span><text:span text:style-name="T66">i</text:span><text:span text:style-name="T66">a</text:span><text:span text:style-name="T66"> </text:span><text:span text:style-name="T66">M</text:span><text:span text:style-name="T66">o</text:span><text:span text:style-name="T66">n</text:span><text:span text:style-name="T66">t</text:span><text:span text:style-name="T66">e</text:span><text:span text:style-name="T66">s</text:span><text:span text:style-name="T66">s</text:span><text:span text:style-name="T66">o</text:span><text:span text:style-name="T66">r</text:span><text:span text:style-name="T66">i</text:span></text:p></draw:text-box></draw:frame><text:span text:style-name="Police_20_par_20_défaut"><text:span text:style-name="T47">C’est dans la commune de Chiaravalle, dans la région des Marches, non loin d’Ancône en Italie, que Maria Montessori est née le 31 août 1870. Lorsqu’elle a douze ans, Maria et sa famille s’établissent dans la capitale. La motivation des parents de la petite Maria est claire : il s’agit de prodiguer à leur enfant une bonne éducation et de lui permettre de suivre une bonne scolarité, en vue de permettre à la jeune femme de devenir enseignante, seul métier accessible aux femmes à l’époque. De son côté, Maria Montessori grandit avec une seule et même vocation : celle de devenir médecin. À la fin du XIXe siècle, aucune femme italienne n’a jamais franchi les portes de la faculté de médecine. Malgré l’opposition de son père et avec le soutien de sa mère dont elle est très proche, c’est vers cette même voie, la médecine, que Maria Montessori poursuit ses études. À l’âge de 26 ans, elle devient diplômée de médecine en Italie et assouvit sa soif de connaissances par une formation en biologie, en philosophie et en psychologie.</text:span></text:span></text:p>
      <text:p text:style-name="P16"/>
      <text:p text:style-name="P21"><text:span text:style-name="Police_20_par_20_défaut"><text:span text:style-name="T47">C’est au bout de dix ans de travail que Maria Montessori découvre le destin qu’on lui connaît aujourd’hui. Après avoir obtenu son diplôme, elle travaille comme assistante à la clinique psychiatrique de l’université de Rome. Parmi ses responsabilités, elle est amenée à visiter des asiles </text:span></text:span><text:soft-page-break/><text:span text:style-name="Police_20_par_20_défaut"><text:span text:style-name="T47">de la ville et à traiter des enfants qualifiés de « débiles » et traités comme des fous. Maria met toute son intelligence dans son œuvre et découvre, dans cet asile, des enfants traités comme des prisonniers, parqués dans une pièce sans que personne ne s’en occupe. Maria Montessori découvre également les travaux de deux médecins français, </text:span></text:span><text:span text:style-name="Police_20_par_20_défaut"><text:span text:style-name="T48">Jean Itard</text:span></text:span><text:span text:style-name="Police_20_par_20_défaut"><text:span text:style-name="T47"> et </text:span></text:span><text:span text:style-name="Police_20_par_20_défaut"><text:span text:style-name="T48">Edouard Séguin</text:span></text:span><text:span text:style-name="Police_20_par_20_défaut"><text:span text:style-name="T47">, qui tous deux ont consacré leur vie à l’éducation des enfants porteurs de troubles mentaux. C’est en 1899 lors d’un congrès pédagogique à Turin que Maria Montessori met en place la première pierre qui suscitera l’intérêt en Italie et notamment celui du ministre de l’éducation nationale, </text:span></text:span><text:span text:style-name="Police_20_par_20_défaut"><text:span text:style-name="T48">Guido Bacelli</text:span></text:span><text:span text:style-name="Police_20_par_20_défaut"><text:span text:style-name="T47">, qui invite Maria Montessori à donner une série de conférences à Rome. Elle deviendra, peu de temps après, la première directrice de l’école d’État d’orthophrénie, de 1899 à 1901. C’est là qu’elle sera amenée à traiter les enfants déficients et les cas les plus difficiles de la capitale italienne. Au cours de ces deux années à la tête de l’école d’orthophrénie, Maria Montessori forme ses collègues en les spécialisant dans l’observation et l’éducation d’enfants faibles d’esprit. Au retour d’un voyage à Londres, elle se consacre également à l’enseignement des enfants, y passant plus d’une dizaine d’heures par jour, observant, comparant, réfléchissant et préparant l’avenir. C’est de cette époque que Maria Montessori tient son enseignement pratique qui forgera la pédagogie dont elle est l’auteur.</text:span></text:span></text:p>
      <text:p text:style-name="P15"/>
      <text:p text:style-name="P21"><text:span text:style-name="Police_20_par_20_défaut"><text:span text:style-name="T47">Après avoir obtenu son diplôme en 1896, Maria Montessori se consacra non seulement aux enfants déficients, mais également aux maladies nerveuses infantiles et publia ses recherches dans des magazines spécialisés. C’est en 1904 qu’elle devint professeure à l’université de Rome et publia son premier ouvrage : </text:span></text:span><text:span text:style-name="Police_20_par_20_défaut"><text:span text:style-name="T48">Anthropologie pédagogique</text:span></text:span><text:span text:style-name="Police_20_par_20_défaut"><text:span text:style-name="T47">. Elle tint sa première conférence à Rome en 1906, parla d’anthropologie mais également de ce que devait être l’école en insistant sur le devoir du maître qui est d’aider et non de juger et sur le travail mental, source de nourriture de l’esprit.</text:span></text:span></text:p>
      <text:p text:style-name="P16"/>
      <text:p text:style-name="P21"><draw:frame draw:style-name="fr1" draw:name="Image2" text:anchor-type="paragraph" svg:x="3.5516in" svg:y="0.0555in" svg:width="3.7382in" style:rel-width="scale" svg:height="2.861in" style:rel-height="scale" draw:z-index="19"><draw:image xlink:href="Pictures/1000000000000232000001B86079F4CCBAF901E0.jpg" xlink:type="simple" xlink:show="embed" xlink:actuate="onLoad" loext:mime-type="image/jpeg"/></draw:frame><draw:frame text:anchor-type="paragraph" draw:z-index="21" draw:name="Shape1" draw:style-name="gr4" draw:text-style-name="P76" svg:width="1.813in" svg:height="0.1697in" svg:x="4.5307in" svg:y="2.9161in"><draw:text-box><text:p text:style-name="P74"><text:span text:style-name="T65">F</text:span><text:span text:style-name="T65">i</text:span><text:span text:style-name="T65">g</text:span><text:span text:style-name="T65">u</text:span><text:span text:style-name="T65">r</text:span><text:span text:style-name="T65">e</text:span><text:span text:style-name="T65"> </text:span><text:span text:style-name="T65">2</text:span><text:span text:style-name="T65"> </text:span><text:span text:style-name="T65">:</text:span><text:span text:style-name="T65"> </text:span><text:span text:style-name="T65">p</text:span><text:span text:style-name="T65">r</text:span><text:span text:style-name="T65">e</text:span><text:span text:style-name="T65">m</text:span><text:span text:style-name="T65">i</text:span><text:span text:style-name="T65">è</text:span><text:span text:style-name="T65">r</text:span><text:span text:style-name="T65">e</text:span><text:span text:style-name="T65"> </text:span><text:span text:style-name="T65">é</text:span><text:span text:style-name="T65">c</text:span><text:span text:style-name="T65">o</text:span><text:span text:style-name="T65">l</text:span><text:span text:style-name="T65">e</text:span><text:span text:style-name="T65"> </text:span><text:span text:style-name="T65">M</text:span><text:span text:style-name="T65">o</text:span><text:span text:style-name="T65">n</text:span><text:span text:style-name="T65">t</text:span><text:span text:style-name="T65">e</text:span><text:span text:style-name="T65">s</text:span><text:span text:style-name="T65">s</text:span><text:span text:style-name="T65">o</text:span><text:span text:style-name="T65">r</text:span><text:span text:style-name="T65">i</text:span></text:p></draw:text-box></draw:frame><text:span text:style-name="Police_20_par_20_défaut"><text:span text:style-name="T47">Maria Montessori atteint une renommée à l’échelle mondiale en 1908, alors qu’elle avait 38 ans. Forte de ses découvertes sur le monde intérieur de l’enfant, elle mit en place une méthode qui porte encore aujourd’hui son nom. La toute première </text:span></text:span><text:span text:style-name="Police_20_par_20_défaut"><text:span text:style-name="T48">Maison des enfants</text:span></text:span><text:span text:style-name="Police_20_par_20_défaut"><text:span text:style-name="T47"> fut créée à San Lorenzo de Rome. C’est là que Maria Montessori accueillit les enfants des quartiers défavorisés dans un local équipé de meubles à leurs dimensions en y appliquant ses théories. Elle fonda d’autres Maisons des enfants et devint formatrice en pédagogie Montessori. Aux quatre coins de la planète, Maria Montessori forma entre 4000 et 5000 étudiants. En 1912, elle fréquenta Graham Bell puis Sigmund Freud en 1917.</text:span></text:span></text:p>
      <text:p text:style-name="P16"/>
      <text:p text:style-name="P16"/>
      <text:p text:style-name="P16"><text:soft-page-break/></text:p>
      <text:p text:style-name="P11"><text:bookmark-start text:name="2.3 En quoi consiste la pédagogie Montessori"/><text:span text:style-name="T55">2.3 </text:span>En quoi consiste la pédagogie Montessori ?<text:bookmark-end text:name="2.3 En quoi consiste la pédagogie Montessori"/></text:p>
      <text:p text:style-name="P11"/>
      <text:p text:style-name="P21"><text:span text:style-name="Police_20_par_20_défaut"><text:span text:style-name="T47">La pédagogie Montessori s'appuie sur plusieurs principes : elle distingue des périodes dites "sensibles" chez l'enfant, c'est-à-dire des moments pendant lesquels il sera le plus susceptible de développer un type de compétence. On distingue ainsi différentes étapes d'apprentissage chez l'enfant : le langage, la coordination des mouvements, l'ordre, le raffinement des sens, le comportement social et la préhension des petits objets. D'ailleurs, le matériel sensoriel destiné à l'apprentissage est spécifique et repose sur l'utilisation des cinq sens. Il faut savoir que l'enfant apprend une nouvelle étape seulement quand la précédente est déjà bien intégrée.</text:span></text:span></text:p>
      <text:p text:style-name="P16"/>
      <text:p text:style-name="P15">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Maria Montessori sentit, que le but d’une éducation de la prime enfance n’était pas d’emplir l’enfant de faits tirés d’études préétablies mais plutôt de cultiver son propre désir d’apprendre.</text:p>
      <text:p text:style-name="P15"/>
      <text:p text:style-name="P15">Dans une classe Montessori on approche cet objectif de deux façons :</text:p>
      <text:p text:style-name="P15">Premièrement, en laissant chaque enfant expérimenter l’enthousiasme d’apprendre selon son propre choix plutôt que par obligation, deuxièmement, en l’aidant à perfectionner ses outils d’apprentissage naturels, sa capacité sera ainsi maximale durant les situations d’apprentissage futures.</text:p>
      <text:p text:style-name="P15">Le matériel Montessori a ce double objectif à long terme en plus du but immédiat de donner des informations spécifiques à l’enfant.</text:p>
      <text:p text:style-name="P16"/>
      <text:p text:style-name="P12"><text:bookmark-start text:name="2.4 Comment l’enfant apprend"/><text:span text:style-name="T55">2.4 </text:span>Comment l’enfant apprend ?<text:bookmark-end text:name="2.4 Comment l’enfant apprend"/></text:p>
      <text:p text:style-name="P16"/>
      <text:p text:style-name="P15">L’utilisation du matériel est basée sur l’aptitude unique du jeune enfant à apprendre.</text:p>
      <text:p text:style-name="P15">Maria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 qui utilise tous ses sens pour étudier son environnement intéressant.</text:p>
      <text:p text:style-name="P15"/>
      <text:p text:style-name="P15">Puisque l’enfant détient cette capacité à apprendre en absorbant jusqu’à ce qu’il ait presque sept ans, Maria Montessori pensa que l’expérience de l’enfant pouvait être enrichie au sein d’ une classe <text:soft-page-break/>où il pourrait manipuler le matériel qui lui montrerait des informations éducatives de base. Plus de soixante années d’expérience ont consolidé la théorie selon laquelle un jeune enfant peut apprendre à lire, écrire et calculer de la même façon naturelle qu’il apprend à marcher et parler. Dans une classe Montessori, le matériel l’invite à faire cela durant ses propres périodes d’intérêt et d’empressement.</text:p>
      <text:p text:style-name="P16"/>
      <text:p text:style-name="P15">Maria Montessori a toujours souligné que la main était le professeur principal de l’enfant. Pour apprendre il faut de la concentration, et la meilleure façon pour un enfant de se concentrer et de fixer son attention sur quelques tâches est de l’accomplir avec ses mains (chez l’adulte, l’habitude de griffonner est un vestige de cette pratique). Tout le matériel d’une classe Montessori permet à l’enfant de renforcer ses impressions insouciantes en l’invitant à utiliser ses mains pour apprendre.</text:p>
      <text:p text:style-name="P16"/>
      <text:p text:style-name="P21"><text:span text:style-name="Police_20_par_20_défaut"><text:span text:style-name="T47">Dans son livre "l’esprit absorbant" Maria Montessori écrit, "</text:span></text:span><text:span text:style-name="Police_20_par_20_défaut"><text:span text:style-name="T48">La période la plus importante de la vie se situe entre la naissance et six ans et non pas durant les études universitaires. Ainsi, c’est le moment où le plus grand instrument de l’homme, l’intelligence, se forme. Non seulement son intelligence, mais toutes ses capacités psychiques... A aucun autre âge, l’enfant n’a de plus grand besoin d’une aide intelligente, et n’importe quel obstacle qui empêche son travail créatif diminuera la chance qu’il a d’atteindre la perfection</text:span></text:span><text:span text:style-name="Police_20_par_20_défaut"><text:span text:style-name="T47">".</text:span></text:span></text:p>
      <text:p text:style-name="P15"/>
      <text:p text:style-name="P15">Une autre observation d<text:span text:style-name="T54">e Maria </text:span>Montessori, qui a été renforcée par des recherches actuelles, est l’importance des périodes sensibles pour les premiers 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16"/>
      <text:p text:style-name="P12"><text:bookmark-start text:name="2.5 A quel âge "/><text:span text:style-name="T55">2.5 </text:span>A quel âge ?<text:bookmark-end text:name="2.5 A quel âge "/></text:p>
      <text:p text:style-name="P16"/>
      <text:p text:style-name="P15">Bien que l’âge d’admission varie selon les écoles, un enfant peut habituellement entrer à l’école Montessori entre 2 et demi et 4 ans, tout 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15"/>
      <text:p text:style-name="P15"><text:soft-page-break/>Les parents devraient comprendre qu’une école Montessori n’est ni une garderie ni une école de jeux qui prépare un enfant à un jardin d’enfant traditionnel. C’est au contraire un cycle d’apprentissage unique conçu pour tirer parti des années sensibles de l’enfant entre 3 et 6 ans, lorsqu’il peut absorber des informations d’un environnement enrichi.</text:p>
      <text:p text:style-name="P15"/>
      <text:p text:style-name="P21"><text:span text:style-name="Police_20_par_20_défaut"><text:span text:style-name="T47">Un enfant qui acquiert les capacités de lecture et d’arithmétique de base de cette façon naturelle possède l’avantage de commencer son éducation sans corvée, ennui ni découragement. Grâce à la poursuite de ses intérêts individuels dans une classe Montessori, l’enfant gagne très tôt un enthousiasme à apprendre, ce qui est la clé pour devenir une personne vraiment éduquée.</text:span></text:span></text:p>
      <text:p text:style-name="P16"/>
      <text:p text:style-name="P51"><text:span text:style-name="Police_20_par_20_défaut"><text:span text:style-name="T48">Périodes sensibles * :</text:span></text:span><text:span text:style-name="Police_20_par_20_défaut"><text:span text:style-name="T47"> <text:s/>De la naissance à 6 ans environ, l’enfant traverse 6 périodes sensibles :</text:span></text:span></text:p>
      <text:list xml:id="list3293151543" text:style-name="L2">
        <text:list-item>
          <text:p text:style-name="P73">La période sensible du langage (plus ou moins entre 2 mois et 6 ans)</text:p>
        </text:list-item>
        <text:list-item>
          <text:p text:style-name="P73">La période sensible de la coordination des mouvements (plus ou moins entre 18 mois et 4 ans)</text:p>
        </text:list-item>
        <text:list-item>
          <text:p text:style-name="P73">La période sensible de l’ordre (plus ou moins de la naissance à 6 ans)</text:p>
        </text:list-item>
        <text:list-item>
          <text:p text:style-name="P73">La période sensible du raffinement des sens (plus ou moins entre de 18 mois et 5 ans)</text:p>
        </text:list-item>
        <text:list-item>
          <text:p text:style-name="P73">La période sensible du comportement social (plus ou moins entre 2,5 ans et 6 ans)</text:p>
        </text:list-item>
        <text:list-item>
          <text:p text:style-name="P73">La période sensible des petits objets (très courte période au cours de la 2e année)</text:p>
        </text:list-item>
      </text:list>
      <text:p text:style-name="P16"/>
      <text:p text:style-name="P12"><text:bookmark-start text:name="2.6 Le matériel Montessori : l’apprentissage par l’expérience"/><text:span text:style-name="T55">2.6 </text:span>Le matériel Montessori : l’apprentissage par l’expérience<text:bookmark-end text:name="2.6 Le matériel Montessori : l’apprentissage par l’expérience"/></text:p>
      <text:p text:style-name="P16"/>
      <text:p text:style-name="P15">Maria Montessori a mis au point des outils de développement qui invitent les enfants à pratiquer des activités qui ont du sens. Chaque outil, chaque équipement, chaque exercice et matériau est relatif à une compétence particulière de manière à permettre à l’enfant d’apprendre « naturellement ». L’objectif de Maria Montessori était que chaque enfant maximise sa liberté d’apprendre et d’explorer à travers le mouvement tout en ayant des choix dans un environnement structuré.</text:p>
      <text:p text:style-name="P15"/>
      <text:p text:style-name="P15">C’est ainsi qu’elle a réussi à créer un 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 être observé et manipulé afin de permettre à l’enfant d’apprendre et de comprendre.</text:p>
      <text:p text:style-name="P16"><text:span text:style-name="Police_20_par_20_défaut"><text:span text:style-name="T4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family-generic="system" style:font-charset="x-symbol"/>
    <style:font-face style:name="Lohit Devanagari"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Kreon" svg:font-family="Kreon" style:font-pitch="variable"/>
    <style:font-face style:name="Kreon2" svg:font-family="Kreon" style:font-adornments="Regular" style:font-pitch="variable"/>
    <style:font-face style:name="Liberation Serif1" svg:font-family="'Liberation Serif'" style:font-pitch="variable"/>
    <style:font-face style:name="Lohit Devanagari2" svg:font-family="'Lohit Devanagari'" style:font-pitch="variable"/>
    <style:font-face style:name="Lucida MAC" svg:font-family="'Lucida MAC'" style:font-pitch="variable"/>
    <style:font-face style:name="Noto Sans CJK SC" svg:font-family="'Noto Sans CJK S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Kreon1" svg:font-family="Kreon"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12%" draw:distance="112%"/>
    <draw:stroke-dash draw:name="Line_20_with_20_Fine_20_Dots" draw:display-name="Line with Fine Dots" draw:style="rect" draw:dots1="1" draw:dots1-length="0.7902in" draw:dots2="10" draw:distance="0.0598in"/>
    <draw:stroke-dash draw:name="Ultrafine_20_Dashed" draw:display-name="Ultrafine Dashed" draw:style="rect" draw:dots1="1" draw:dots1-length="0.0012in" draw:dots2="1" draw:dots2-length="0.0012in" draw:distance="0.001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fo:hyphenation-remain-char-count="2" fo:hyphenation-push-char-count="2"/>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202122" style:font-name="Kreon2" fo:font-family="Kreon" style:font-style-name="Regular" style:font-pitch="variable" fo:language="zxx" fo:country="none" style:text-underline-style="none" style:language-asian="zxx" style:country-asian="none" style:language-complex="zxx" style:country-complex="non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Character_5f_20_5f_style" style:display-name="Character_20_style" style:family="text"/>
    <style:style style:name="Visited_20_Internet_20_Link" style:display-name="Visited Internet Link" style:family="text">
      <style:text-properties fo:color="#202122" style:font-name="Kreon2" fo:font-family="Kreon" style:font-style-name="Regular" style:font-pitch="variable" fo:language="zxx" fo:country="none" style:text-underline-style="none"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333333" style:font-name="Kreon" fo:font-size="10pt" fo:language="fr" fo:country="FR" officeooo:rsid="000cc6d2" officeooo:paragraph-rsid="00166e83" style:font-size-asian="10pt" style:font-size-complex="10pt"/>
    </style:style>
    <style:style style:name="MP2" style:family="paragraph" style:parent-style-name="Footer">
      <style:paragraph-properties fo:text-align="end" style:justify-single-word="false"/>
      <style:text-properties fo:color="#202122" style:font-name="Kreon" fo:font-size="10pt" fo:language="fr" fo:country="FR" style:font-size-asian="10pt" style:font-size-complex="10pt"/>
    </style:style>
    <style:style style:name="MP3" style:family="paragraph" style:parent-style-name="Footer">
      <style:paragraph-properties fo:text-align="end" style:justify-single-word="false"/>
      <style:text-properties fo:language="fr" fo:country="FR" officeooo:rsid="00180241" officeooo:paragraph-rsid="00180241"/>
    </style:style>
    <style:style style:name="MP4" style:family="paragraph" style:parent-style-name="Footer">
      <style:paragraph-properties fo:text-align="center" style:justify-single-word="false"/>
      <style:text-properties fo:color="#202122"/>
    </style:style>
    <style:style style:name="MP5" style:family="paragraph">
      <style:paragraph-properties fo:text-align="center"/>
    </style:style>
    <style:style style:name="MP6" style:family="paragraph">
      <loext:graphic-properties draw:fill="none" draw:fill-color="#ffffff"/>
      <style:paragraph-properties fo:text-align="center"/>
      <style:text-properties fo:color="#202122" style:font-name="Kreon" fo:font-size="11pt" style:font-size-asian="11pt" style:font-name-complex="Kreon" style:font-size-complex="11pt"/>
    </style:style>
    <style:style style:name="MP7" style:family="paragraph">
      <loext:graphic-properties draw:fill="none" draw:fill-color="#ffffff"/>
      <style:paragraph-properties fo:text-align="center"/>
      <style:text-properties fo:color="#202122" style:font-name="Kreon" fo:font-size="12pt" style:font-name-complex="Kreon"/>
    </style:style>
    <style:style style:name="MP8" style:family="paragraph" style:parent-style-name="Footer_20_left">
      <style:paragraph-properties fo:text-align="center" style:justify-single-word="false"/>
      <style:text-properties fo:color="#333333" style:font-name="Kreon" officeooo:rsid="00298f1a" officeooo:paragraph-rsid="00218cf3"/>
    </style:style>
    <style:style style:name="MP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MP1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 fo:font-size="11pt" style:font-size-asian="11pt" style:font-name-complex="Kreon" style:font-size-complex="11pt" fo:hyphenate="false"/>
    </style:style>
    <style:style style:name="MP11" style:family="paragraph" style:parent-style-name="Footer">
      <style:paragraph-properties fo:text-align="end" style:justify-single-word="false"/>
      <style:text-properties fo:color="#202122" style:font-name="Kreon" fo:font-size="10pt" fo:language="fr" fo:country="FR" officeooo:rsid="0046c61c" officeooo:paragraph-rsid="0046c61c" style:font-size-asian="10pt" style:font-size-complex="10pt"/>
    </style:style>
    <style:style style:name="MT1" style:family="text">
      <style:text-properties fo:color="#202122" style:font-name="Kreon" fo:font-size="11pt" style:font-size-asian="11pt" style:font-name-complex="Kreon" style:font-size-complex="11pt"/>
    </style:style>
    <style:style style:name="MT2" style:family="text">
      <style:text-properties fo:color="#202122" style:font-name="Kreon" fo:font-size="11pt" style:font-size-asian="10.5pt" style:font-name-complex="Kreon" style:font-size-complex="10.5pt"/>
    </style:style>
    <style:style style:name="MT3" style:family="text">
      <style:text-properties style:font-name="Kreon" officeooo:rsid="0017b096"/>
    </style:style>
    <style:style style:name="MT4" style:family="text">
      <style:text-properties fo:font-variant="normal" fo:text-transform="none" fo:color="#202122" style:text-outline="false" style:text-line-through-style="none" style:text-line-through-type="none" style:text-position="0% 100%" style:font-name="Kreon"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 style:font-size-complex="11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color="#202122" style:font-name="Kreon" fo:font-size="11pt" fo:language="fr" fo:country="FR" style:font-size-asian="10.5pt" style:font-name-complex="Kreon" style:font-size-complex="10.5pt"/>
    </style:style>
    <style:style style:name="Mgr1"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Mgr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Mgr3"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page-layout style:name="Mpm1">
      <style:page-layout-properties fo:page-width="8.2701in" fo:page-height="11.6902in" style:num-format="1" style:print-orientation="portrait" fo:margin-top="0.4902in" fo:margin-bottom="0.49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25in" fo:margin-bottom="0.590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footer-style>
        <style:header-footer-properties fo:min-height="0.2402in" fo:margin-left="0in" fo:margin-right="0in" fo:margin-top="0.2in" fo:background-color="transparent" style:dynamic-spacing="false" draw:fill="none" draw:fill-color="#4472c4"/>
      </style:footer-style>
    </style:page-layout>
    <style:page-layout style:name="Mpm11">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8.2701in" fo:page-height="11.6902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701in" fo:page-height="11.6902in" style:num-format="1" style:print-orientation="portrait" fo:margin-top="1.25in" fo:margin-bottom="0.7902in" fo:margin-left="0.9902in" fo:margin-right="0.9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able des Matières</text:p>
      </style:footer>
    </style:master-page>
    <style:master-page style:name="First_20_Page" style:display-name="First Page" style:page-layout-name="Mpm2" style:next-style-name="Standard">
      <style:footer>
        <text:p text:style-name="MP2">Dédicaces</text:p>
      </style:footer>
    </style:master-page>
    <style:master-page style:name="Right_20_Page" style:display-name="Right Page" style:page-layout-name="Mpm3" style:next-style-name="Problematique_5f_page_5f_style">
      <style:footer>
        <text:p text:style-name="MP3">Remerciement</text:p>
      </style:footer>
    </style:master-page>
    <style:master-page style:name="Left_20_Page" style:display-name="Left Page" style:page-layout-name="Mpm4" style:next-style-name="Right_20_Page"/>
    <style:master-page style:name="Index" style:page-layout-name="Mpm5"/>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Problematique_5f_page_5f_style" style:display-name="Problematique_page_style" style:page-layout-name="Mpm10">
      <style:footer>
        <text:p text:style-name="MP4"><draw:frame text:anchor-type="paragraph" draw:z-index="3" draw:name="Shape1" draw:style-name="Mgr1" draw:text-style-name="MP6" svg:width="1.2669in" svg:height="0.1933in" svg:x="6.0193in" svg:y="0.0244in"><draw:text-box><text:p text:style-name="MP5"><text:span text:style-name="MT1">P</text:span><text:span text:style-name="MT1">r</text:span><text:span text:style-name="MT1">o</text:span><text:span text:style-name="MT1">b</text:span><text:span text:style-name="MT1">l</text:span><text:span text:style-name="MT1">é</text:span><text:span text:style-name="MT1">m</text:span><text:span text:style-name="MT1">a</text:span><text:span text:style-name="MT1">t</text:span><text:span text:style-name="MT1">i</text:span><text:span text:style-name="MT1">q</text:span><text:span text:style-name="MT1">u</text:span><text:span text:style-name="MT1">e</text:span></text:p></draw:text-box></draw:frame><draw:frame text:anchor-type="paragraph" draw:z-index="7" draw:name="Shape1" draw:style-name="Mgr2" draw:text-style-name="MP7" svg:width="2.5331in" svg:height="0.1933in" svg:x="0in" svg:y="0in"><draw:text-box><text:p text:style-name="MP5"><text:span text:style-name="MT2">C</text:span><text:span text:style-name="MT2">h</text:span><text:span text:style-name="MT2">a</text:span><text:span text:style-name="MT2">p</text:span><text:span text:style-name="MT2">i</text:span><text:span text:style-name="MT2">t</text:span><text:span text:style-name="MT2">r</text:span><text:span text:style-name="MT2">e</text:span><text:span text:style-name="MT2"> </text:span><text:span text:style-name="MT2">1</text:span><text:span text:style-name="MT2"> </text:span><text:span text:style-name="MT2">:</text:span><text:span text:style-name="MT2"> </text:span><text:span text:style-name="MT2">C</text:span><text:span text:style-name="MT2">o</text:span><text:span text:style-name="MT2">n</text:span><text:span text:style-name="MT2">t</text:span><text:span text:style-name="MT2">e</text:span><text:span text:style-name="MT2">x</text:span><text:span text:style-name="MT2">t</text:span><text:span text:style-name="MT2">e</text:span><text:span text:style-name="MT2"> </text:span><text:span text:style-name="MT2">g</text:span><text:span text:style-name="MT2">é</text:span><text:span text:style-name="MT2">n</text:span><text:span text:style-name="MT2">é</text:span><text:span text:style-name="MT2">r</text:span><text:span text:style-name="MT2">a</text:span><text:span text:style-name="MT2">l</text:span><text:span text:style-name="MT2"> </text:span><text:span text:style-name="MT2">d</text:span><text:span text:style-name="MT2">u</text:span><text:span text:style-name="MT2"> </text:span><text:span text:style-name="MT2">p</text:span><text:span text:style-name="MT2">r</text:span><text:span text:style-name="MT2">o</text:span><text:span text:style-name="MT2">j</text:span><text:span text:style-name="MT2">e</text:span><text:span text:style-name="MT2">t</text:span></text:p></draw:text-box></draw:frame><text:span text:style-name="MT3"><text:s text:c="3"/></text:span><text:span text:style-name="MT3"><text:page-number text:select-page="current">4</text:page-number></text:span></text:p>
      </style:footer>
    </style:master-page>
    <style:master-page style:name="Montessori_5f_page_5f_style" style:display-name="Montessori_page_style" style:page-layout-name="Mpm11">
      <style:footer>
        <text:p text:style-name="MP8"><draw:frame text:anchor-type="paragraph" draw:z-index="12" draw:name="Shape1" draw:style-name="Mgr1" draw:text-style-name="MP10" svg:width="1.8531in" svg:height="0.1933in" svg:x="5.4362in" svg:y="0.0244in"><draw:text-box><text:p text:style-name="MP9"><text:span text:style-name="MT4">P</text:span><text:span text:style-name="MT4">é</text:span><text:span text:style-name="MT4">d</text:span><text:span text:style-name="MT4">a</text:span><text:span text:style-name="MT4">g</text:span><text:span text:style-name="MT4">o</text:span><text:span text:style-name="MT4">g</text:span><text:span text:style-name="MT4">i</text:span><text:span text:style-name="MT4">e</text:span><text:span text:style-name="MT4"> </text:span><text:span text:style-name="MT4">d</text:span><text:span text:style-name="MT4">e</text:span><text:span text:style-name="MT4"> </text:span><text:span text:style-name="MT4">M</text:span><text:span text:style-name="MT4">o</text:span><text:span text:style-name="MT4">n</text:span><text:span text:style-name="MT4">t</text:span><text:span text:style-name="MT4">e</text:span><text:span text:style-name="MT4">s</text:span><text:span text:style-name="MT4">s</text:span><text:span text:style-name="MT4">o</text:span><text:span text:style-name="MT4">r</text:span><text:span text:style-name="MT4">i</text:span></text:p></draw:text-box></draw:frame><draw:frame text:anchor-type="paragraph" draw:z-index="17" draw:name="Shape1" draw:style-name="Mgr3" draw:text-style-name="MP7" svg:width="2.578in" svg:height="0.2433in" svg:x="0in" svg:y="0.0236in"><draw:text-box><text:p text:style-name="MP5"><text:span text:style-name="MT5">C</text:span><text:span text:style-name="MT5">h</text:span><text:span text:style-name="MT5">a</text:span><text:span text:style-name="MT5">p</text:span><text:span text:style-name="MT5">i</text:span><text:span text:style-name="MT5">t</text:span><text:span text:style-name="MT5">r</text:span><text:span text:style-name="MT5">e</text:span><text:span text:style-name="MT5"> </text:span><text:span text:style-name="MT5">1</text:span><text:span text:style-name="MT5"> </text:span><text:span text:style-name="MT5">:</text:span><text:span text:style-name="MT5"> </text:span><text:span text:style-name="MT5"><text:s/></text:span><text:span text:style-name="MT5">C</text:span><text:span text:style-name="MT5">o</text:span><text:span text:style-name="MT5">n</text:span><text:span text:style-name="MT5">t</text:span><text:span text:style-name="MT5">e</text:span><text:span text:style-name="MT5">x</text:span><text:span text:style-name="MT5">t</text:span><text:span text:style-name="MT5">e</text:span><text:span text:style-name="MT5"> </text:span><text:span text:style-name="MT5">g</text:span><text:span text:style-name="MT5">é</text:span><text:span text:style-name="MT5">n</text:span><text:span text:style-name="MT5">é</text:span><text:span text:style-name="MT5">r</text:span><text:span text:style-name="MT5">a</text:span><text:span text:style-name="MT5">l</text:span><text:span text:style-name="MT5"> </text:span><text:span text:style-name="MT5">d</text:span><text:span text:style-name="MT5">u</text:span><text:span text:style-name="MT5"> </text:span><text:span text:style-name="MT5">p</text:span><text:span text:style-name="MT5">r</text:span><text:span text:style-name="MT5">o</text:span><text:span text:style-name="MT5">j</text:span><text:span text:style-name="MT5">e</text:span><text:span text:style-name="MT5">t</text:span></text:p></draw:text-box></draw:frame><text:page-number text:select-page="current">9</text:page-number></text:p>
      </style:footer>
    </style:master-page>
    <style:master-page style:name="Rapport_5f_PFE" style:display-name="Rapport_PFE" style:page-layout-name="Mpm12" style:next-style-name="Standard"/>
    <style:master-page style:name="avant-propos" style:page-layout-name="Mpm13" style:next-style-name="First_20_Page">
      <style:footer>
        <text:p text:style-name="MP11">Avant-propos</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30T02:26:23.662043759</meta:creation-date>
    <dc:date>2020-05-31T19:03:12.595237979</dc:date>
    <meta:editing-duration>PT2H3M8S</meta:editing-duration>
    <meta:editing-cycles>26</meta:editing-cycles>
    <meta:generator>LibreOffice/6.3.1.2$Linux_X86_64 LibreOffice_project/b79626edf0065ac373bd1df5c28bd630b4424273</meta:generator>
    <meta:document-statistic meta:table-count="0" meta:image-count="2" meta:object-count="0" meta:page-count="17" meta:paragraph-count="130" meta:word-count="3994" meta:character-count="25759" meta:non-whitespace-character-count="21398"/>
  </office:meta>
</office:document-meta>
</file>